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ejaVu Serif" svg:font-family="'DejaVu Serif'" style:font-adornments="Livro" style:font-family-generic="roman"/>
    <style:font-face style:name="DejaVu Sans3" svg:font-family="'DejaVu Sans'" style:font-adornments="Livro" style:font-family-generic="swiss"/>
    <style:font-face style:name="Noto Sans Devanagari2" svg:font-family="'Noto Sans Devanagari'" style:font-family-generic="swiss"/>
    <style:font-face style:name="DejaVu Sans2" svg:font-family="'DejaVu Sans'" style:font-family-generic="roman" style:font-pitch="variable"/>
    <style:font-face style:name="DejaVu Serif2" svg:font-family="'DejaVu Serif'" style:font-family-generic="roman" style:font-pitch="variable"/>
    <style:font-face style:name="DejaVu Serif1" svg:font-family="'DejaVu Serif'" style:font-adornments="Livr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DejaVu Sans" svg:font-family="'DejaVu Sans'" style:font-adornments="Livro" style:font-family-generic="swiss" style:font-pitch="variable"/>
    <style:font-face style:name="DejaVu Sans1" svg:font-family="'DejaVu Sans'" style:font-adornments="Negrito" style:font-family-generic="swiss" style:font-pitch="variable"/>
    <style:font-face style:name="Arimo" svg:font-family="Arimo" style:font-family-generic="system" style:font-pitch="variable"/>
    <style:font-face style:name="DejaVu Sans4" svg:font-family="'DejaVu Sans'"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7cm" table:align="center" style:may-break-between-rows="false"/>
    </style:style>
    <style:style style:name="Tabela1.A" style:family="table-column">
      <style:table-column-properties style:column-width="9.035cm"/>
    </style:style>
    <style:style style:name="Tabela1.B" style:family="table-column">
      <style:table-column-properties style:column-width="7.966cm"/>
    </style:style>
    <style:style style:name="Tabela1.A1" style:family="table-cell">
      <style:table-cell-properties fo:padding="0.097cm" fo:border-left="none" fo:border-right="none" fo:border-top="none" fo:border-bottom="0.5pt solid #000000" style:writing-mode="page"/>
    </style:style>
    <style:style style:name="Tabela1.A2" style:family="table-cell">
      <style:table-cell-properties style:writing-mode="page"/>
    </style:style>
    <style:style style:name="Tabela1.B2" style:family="table-cell">
      <style:table-cell-properties style:writing-mode="page"/>
    </style:style>
    <style:style style:name="Tabela1.A3" style:family="table-cell">
      <style:table-cell-properties style:writing-mode="page"/>
    </style:style>
    <style:style style:name="Tabela1.B3" style:family="table-cell">
      <style:table-cell-properties style:writing-mode="page"/>
    </style:style>
    <style:style style:name="Tabela1.A4" style:family="table-cell">
      <style:table-cell-properties style:writing-mode="page"/>
    </style:style>
    <style:style style:name="Tabela1.B4" style:family="table-cell">
      <style:table-cell-properties style:writing-mode="page"/>
    </style:style>
    <style:style style:name="Tabela1.A5" style:family="table-cell">
      <style:table-cell-properties style:writing-mode="page"/>
    </style:style>
    <style:style style:name="Tabela1.B5" style:family="table-cell">
      <style:table-cell-properties style:writing-mode="page"/>
    </style:style>
    <style:style style:name="Tabela1.6" style:family="table-row">
      <style:table-row-properties style:min-row-height="0.538cm"/>
    </style:style>
    <style:style style:name="Tabela1.A6" style:family="table-cell">
      <style:table-cell-properties style:writing-mode="page"/>
    </style:style>
    <style:style style:name="Tabela1.B6" style:family="table-cell">
      <style:table-cell-properties style:writing-mode="page"/>
    </style:style>
    <style:style style:name="Tabela2" style:family="table">
      <style:table-properties style:width="16.995cm" table:align="left"/>
    </style:style>
    <style:style style:name="Tabela2.A" style:family="table-column">
      <style:table-column-properties style:column-width="9.606cm"/>
    </style:style>
    <style:style style:name="Tabela2.B" style:family="table-column">
      <style:table-column-properties style:column-width="7.389cm"/>
    </style:style>
    <style:style style:name="Tabela2.A1" style:family="table-cell">
      <style:table-cell-properties fo:padding="0.097cm" fo:border-left="0.05pt solid #000000" fo:border-right="none" fo:border-top="0.05pt solid #000000" fo:border-bottom="0.05pt solid #000000"/>
    </style:style>
    <style:style style:name="Tabela2.B1" style:family="table-cell">
      <style:table-cell-properties fo:padding="0.097cm" fo:border-left="0.05pt double-thin #000000" fo:border-right="0.05pt solid #000000" fo:border-top="0.05pt solid #000000" fo:border-bottom="0.05pt solid #000000"/>
    </style:style>
    <style:style style:name="Tabela2.A2" style:family="table-cell">
      <style:table-cell-properties fo:padding="0.097cm" fo:border-left="0.05pt solid #000000" fo:border-right="none" fo:border-top="none" fo:border-bottom="0.05pt solid #000000"/>
    </style:style>
    <style:style style:name="Tabela2.B2" style:family="table-cell">
      <style:table-cell-properties fo:padding="0.097cm" fo:border-left="0.05pt double-thin #000000" fo:border-right="0.05pt solid #000000" fo:border-top="none" fo:border-bottom="0.05pt solid #000000"/>
    </style:style>
    <style:style style:name="P1" style:family="paragraph" style:parent-style-name="Footer">
      <style:text-properties officeooo:rsid="0006586f" officeooo:paragraph-rsid="0006586f"/>
    </style:style>
    <style:style style:name="P2" style:family="paragraph" style:parent-style-name="Footnote">
      <style:text-properties officeooo:paragraph-rsid="002cdcaf"/>
    </style:style>
    <style:style style:name="P3" style:family="paragraph" style:parent-style-name="Footnote">
      <style:text-properties officeooo:rsid="00328b91" officeooo:paragraph-rsid="00328b91"/>
    </style:style>
    <style:style style:name="P4" style:family="paragraph" style:parent-style-name="Table_20_Contents">
      <style:paragraph-properties fo:text-align="center" style:justify-single-word="false"/>
      <style:text-properties style:font-name="DejaVu Serif" officeooo:rsid="000b7697" officeooo:paragraph-rsid="000b7697" style:font-name-asian="DejaVu Serif" style:font-name-complex="DejaVu Serif"/>
    </style:style>
    <style:style style:name="P5" style:family="paragraph" style:parent-style-name="Table_20_Contents">
      <style:paragraph-properties fo:text-align="center" style:justify-single-word="false"/>
      <style:text-properties fo:font-weight="bold" officeooo:rsid="000b7697" officeooo:paragraph-rsid="000b7697" style:font-weight-asian="bold" style:font-weight-complex="bold"/>
    </style:style>
    <style:style style:name="P6" style:family="paragraph" style:parent-style-name="Table_20_Contents">
      <style:paragraph-properties fo:text-align="center" style:justify-single-word="false"/>
      <style:text-properties officeooo:rsid="000b7697" officeooo:paragraph-rsid="000b7697"/>
    </style:style>
    <style:style style:name="P7" style:family="paragraph" style:parent-style-name="Table_20_Contents">
      <style:paragraph-properties fo:text-align="justify" style:justify-single-word="false"/>
      <style:text-properties officeooo:rsid="00153a32" officeooo:paragraph-rsid="00153a32"/>
    </style:style>
    <style:style style:name="P8" style:family="paragraph" style:parent-style-name="Table_20_Contents">
      <style:paragraph-properties fo:text-align="justify" style:justify-single-word="false"/>
      <style:text-properties officeooo:paragraph-rsid="00153a32"/>
    </style:style>
    <style:style style:name="P9" style:family="paragraph" style:parent-style-name="Table_20_Contents">
      <style:paragraph-properties fo:text-align="justify" style:justify-single-word="false"/>
      <style:text-properties officeooo:rsid="0016a1eb" officeooo:paragraph-rsid="0016a1eb"/>
    </style:style>
    <style:style style:name="P10" style:family="paragraph" style:parent-style-name="Text_20_body">
      <style:text-properties officeooo:rsid="0018e3dc" officeooo:paragraph-rsid="0018e3dc"/>
    </style:style>
    <style:style style:name="P11" style:family="paragraph" style:parent-style-name="Text_20_body">
      <style:text-properties fo:font-style="normal" officeooo:rsid="0018e3dc" officeooo:paragraph-rsid="0018e3dc" style:font-style-asian="normal" style:font-style-complex="normal"/>
    </style:style>
    <style:style style:name="P12" style:family="paragraph" style:parent-style-name="Text_20_body">
      <style:text-properties style:font-name="DejaVu Serif1" fo:font-style="normal" fo:font-weight="normal" officeooo:rsid="001d7fdb" officeooo:paragraph-rsid="001d7fdb" style:font-name-asian="Noto Serif CJK SC" style:font-style-asian="normal" style:font-weight-asian="normal" style:font-name-complex="Noto Sans Devanagari1" style:font-style-complex="normal" style:font-weight-complex="normal"/>
    </style:style>
    <style:style style:name="P13" style:family="paragraph" style:parent-style-name="Text_20_body">
      <style:text-properties officeooo:paragraph-rsid="001d7fdb"/>
    </style:style>
    <style:style style:name="P14" style:family="paragraph" style:parent-style-name="Text_20_body">
      <style:text-properties style:font-name="DejaVu Serif" fo:font-style="normal" fo:font-weight="normal" officeooo:rsid="001d7fdb" officeooo:paragraph-rsid="001d7fdb" style:font-name-asian="DejaVu Serif" style:font-style-asian="normal" style:font-weight-asian="normal" style:font-name-complex="DejaVu Serif" style:font-style-complex="normal" style:font-weight-complex="normal"/>
    </style:style>
    <style:style style:name="P15" style:family="paragraph" style:parent-style-name="Text_20_body">
      <style:text-properties officeooo:paragraph-rsid="001f39f4"/>
    </style:style>
    <style:style style:name="P16" style:family="paragraph" style:parent-style-name="Text_20_body">
      <style:text-properties officeooo:paragraph-rsid="00216e40"/>
    </style:style>
    <style:style style:name="P17" style:family="paragraph" style:parent-style-name="Text_20_body">
      <style:text-properties officeooo:paragraph-rsid="0022cba9"/>
    </style:style>
    <style:style style:name="P18" style:family="paragraph" style:parent-style-name="Text_20_body">
      <style:text-properties officeooo:paragraph-rsid="002543d3"/>
    </style:style>
    <style:style style:name="P19" style:family="paragraph" style:parent-style-name="Text_20_body">
      <style:paragraph-properties fo:text-align="center" style:justify-single-word="false"/>
    </style:style>
    <style:style style:name="P20" style:family="paragraph" style:parent-style-name="Text_20_body">
      <style:paragraph-properties fo:text-align="center" style:justify-single-word="false"/>
      <style:text-properties officeooo:paragraph-rsid="00290407"/>
    </style:style>
    <style:style style:name="P21" style:family="paragraph" style:parent-style-name="Text_20_body">
      <style:paragraph-properties fo:text-align="center" style:justify-single-word="false"/>
      <style:text-properties officeooo:paragraph-rsid="002cdcaf"/>
    </style:style>
    <style:style style:name="P22" style:family="paragraph" style:parent-style-name="Text_20_body">
      <style:paragraph-properties fo:text-align="center" style:justify-single-word="false"/>
      <style:text-properties fo:font-style="italic" officeooo:rsid="00261d64" officeooo:paragraph-rsid="00261d64" style:font-style-asian="italic" style:font-style-complex="italic"/>
    </style:style>
    <style:style style:name="P23" style:family="paragraph" style:parent-style-name="Text_20_body">
      <style:paragraph-properties fo:text-align="center" style:justify-single-word="false"/>
      <style:text-properties fo:font-style="italic" officeooo:rsid="0026eed9" officeooo:paragraph-rsid="0026eed9" style:font-style-asian="italic" style:font-style-complex="italic"/>
    </style:style>
    <style:style style:name="P24" style:family="paragraph" style:parent-style-name="Text_20_body">
      <style:paragraph-properties fo:text-align="center" style:justify-single-word="false"/>
      <style:text-properties fo:font-style="italic" officeooo:rsid="002a48f1" officeooo:paragraph-rsid="002a48f1" style:font-style-asian="italic" style:font-style-complex="italic"/>
    </style:style>
    <style:style style:name="P25" style:family="paragraph" style:parent-style-name="Text_20_body">
      <style:paragraph-properties fo:text-align="center" style:justify-single-word="false"/>
      <style:text-properties fo:font-style="italic" officeooo:rsid="003f7400" officeooo:paragraph-rsid="003f7400" style:font-style-asian="italic" style:font-style-complex="italic"/>
    </style:style>
    <style:style style:name="P26" style:family="paragraph" style:parent-style-name="Text_20_body">
      <style:paragraph-properties fo:text-align="center" style:justify-single-word="false"/>
      <style:text-properties fo:font-style="italic" officeooo:rsid="00414b8f" officeooo:paragraph-rsid="00414b8f" style:font-style-asian="italic" style:font-style-complex="italic"/>
    </style:style>
    <style:style style:name="P27" style:family="paragraph" style:parent-style-name="Text_20_body">
      <style:paragraph-properties fo:text-align="center" style:justify-single-word="false"/>
      <style:text-properties fo:font-style="italic" officeooo:rsid="0042b597" officeooo:paragraph-rsid="0042b597" style:font-style-asian="italic" style:font-style-complex="italic"/>
    </style:style>
    <style:style style:name="P28" style:family="paragraph" style:parent-style-name="Text_20_body">
      <style:text-properties officeooo:paragraph-rsid="0026eed9"/>
    </style:style>
    <style:style style:name="P29" style:family="paragraph" style:parent-style-name="Text_20_body">
      <style:text-properties officeooo:paragraph-rsid="00290407"/>
    </style:style>
    <style:style style:name="P30" style:family="paragraph" style:parent-style-name="Text_20_body">
      <style:text-properties officeooo:rsid="002a48f1" officeooo:paragraph-rsid="002a48f1"/>
    </style:style>
    <style:style style:name="P31" style:family="paragraph" style:parent-style-name="Text_20_body">
      <style:text-properties officeooo:paragraph-rsid="0008513e"/>
    </style:style>
    <style:style style:name="P32" style:family="paragraph" style:parent-style-name="Text_20_body">
      <style:text-properties officeooo:paragraph-rsid="00123ac1"/>
    </style:style>
    <style:style style:name="P33" style:family="paragraph" style:parent-style-name="Text_20_body">
      <style:text-properties officeooo:paragraph-rsid="001854b4"/>
    </style:style>
    <style:style style:name="P34" style:family="paragraph" style:parent-style-name="Text_20_body">
      <style:text-properties officeooo:paragraph-rsid="0018e3dc"/>
    </style:style>
    <style:style style:name="P35" style:family="paragraph" style:parent-style-name="Text_20_body">
      <style:text-properties officeooo:paragraph-rsid="001a5f54"/>
    </style:style>
    <style:style style:name="P36" style:family="paragraph" style:parent-style-name="Text_20_body">
      <style:text-properties officeooo:paragraph-rsid="002e4157"/>
    </style:style>
    <style:style style:name="P37" style:family="paragraph" style:parent-style-name="Text_20_body">
      <style:text-properties officeooo:paragraph-rsid="00328b91"/>
    </style:style>
    <style:style style:name="P38" style:family="paragraph" style:parent-style-name="Text_20_body">
      <style:text-properties officeooo:paragraph-rsid="0038f348"/>
    </style:style>
    <style:style style:name="P39" style:family="paragraph" style:parent-style-name="Text_20_body">
      <style:text-properties officeooo:paragraph-rsid="0042b597"/>
    </style:style>
    <style:style style:name="P40" style:family="paragraph" style:parent-style-name="Text_20_body">
      <style:text-properties officeooo:rsid="0042b597" officeooo:paragraph-rsid="0042b597"/>
    </style:style>
    <style:style style:name="P41" style:family="paragraph" style:parent-style-name="Text_20_body" style:master-page-name="">
      <style:paragraph-properties fo:margin-top="0.199cm" fo:margin-bottom="0.25cm" loext:contextual-spacing="false" style:page-number="auto"/>
      <style:text-properties officeooo:paragraph-rsid="0008513e"/>
    </style:style>
    <style:style style:name="P42" style:family="paragraph" style:parent-style-name="Text_20_body">
      <style:paragraph-properties fo:margin-top="0.199cm" fo:margin-bottom="0.25cm" loext:contextual-spacing="false"/>
      <style:text-properties officeooo:paragraph-rsid="000f1d05"/>
    </style:style>
    <style:style style:name="P43" style:family="paragraph" style:parent-style-name="Text_20_body">
      <style:paragraph-properties fo:margin-left="1.251cm" fo:margin-right="0cm" fo:text-indent="0cm" style:auto-text-indent="false"/>
      <style:text-properties officeooo:rsid="0018e3dc" officeooo:paragraph-rsid="001a5f54"/>
    </style:style>
    <style:style style:name="P44" style:family="paragraph" style:parent-style-name="Heading_20_1">
      <style:text-properties officeooo:rsid="001854b4" officeooo:paragraph-rsid="001854b4"/>
    </style:style>
    <style:style style:name="P45" style:family="paragraph" style:parent-style-name="Heading_20_1">
      <style:paragraph-properties fo:break-before="page"/>
      <style:text-properties officeooo:rsid="001f39f4" officeooo:paragraph-rsid="001f39f4"/>
    </style:style>
    <style:style style:name="P46" style:family="paragraph" style:parent-style-name="Heading_20_2">
      <style:text-properties officeooo:rsid="0018e3dc" officeooo:paragraph-rsid="0018e3dc"/>
    </style:style>
    <style:style style:name="P47" style:family="paragraph" style:parent-style-name="Heading_20_2">
      <style:text-properties officeooo:rsid="001f39f4" officeooo:paragraph-rsid="001f39f4"/>
    </style:style>
    <style:style style:name="P48" style:family="paragraph" style:parent-style-name="Heading_20_3">
      <style:text-properties officeooo:rsid="00216e40" officeooo:paragraph-rsid="00216e40"/>
    </style:style>
    <style:style style:name="P49" style:family="paragraph" style:parent-style-name="Heading_20_3">
      <style:text-properties officeooo:rsid="0031a6ed" officeooo:paragraph-rsid="0031a6ed"/>
    </style:style>
    <style:style style:name="P50" style:family="paragraph" style:parent-style-name="Heading_20_3">
      <style:text-properties officeooo:rsid="0044aa74" officeooo:paragraph-rsid="0044aa74"/>
    </style:style>
    <style:style style:name="P51" style:family="paragraph" style:parent-style-name="Heading_20_3">
      <style:text-properties officeooo:rsid="004ea1af" officeooo:paragraph-rsid="004ea1af"/>
    </style:style>
    <style:style style:name="P52" style:family="paragraph" style:parent-style-name="Text_20_body" style:list-style-name="L1">
      <style:text-properties officeooo:rsid="0018e3dc" officeooo:paragraph-rsid="0018e3dc"/>
    </style:style>
    <style:style style:name="P53" style:family="paragraph" style:parent-style-name="Text_20_body" style:list-style-name="L2">
      <style:text-properties officeooo:rsid="0018e3dc" officeooo:paragraph-rsid="0018e3dc"/>
    </style:style>
    <style:style style:name="P54" style:family="paragraph" style:parent-style-name="Text_20_body" style:list-style-name="L2">
      <style:text-properties fo:font-style="normal" officeooo:rsid="0018e3dc" officeooo:paragraph-rsid="0018e3dc" style:font-style-asian="normal" style:font-style-complex="normal"/>
    </style:style>
    <style:style style:name="P55" style:family="paragraph" style:parent-style-name="Text_20_body">
      <style:paragraph-properties fo:text-align="start" style:justify-single-word="false"/>
      <style:text-properties fo:font-style="normal" officeooo:rsid="00261d64" officeooo:paragraph-rsid="00261d64" style:font-style-asian="normal" style:font-style-complex="normal"/>
    </style:style>
    <style:style style:name="P56" style:family="paragraph" style:parent-style-name="Text_20_body">
      <style:paragraph-properties fo:text-align="start" style:justify-single-word="false"/>
      <style:text-properties fo:font-style="normal" officeooo:rsid="0026eed9" officeooo:paragraph-rsid="0026eed9" style:font-style-asian="normal" style:font-style-complex="normal"/>
    </style:style>
    <style:style style:name="P57" style:family="paragraph" style:parent-style-name="Text_20_body" style:list-style-name="L3">
      <style:text-properties officeooo:paragraph-rsid="001d7fdb"/>
    </style:style>
    <style:style style:name="P58" style:family="paragraph" style:parent-style-name="Text_20_body" style:list-style-name="L3">
      <style:text-properties style:font-name="DejaVu Serif" fo:font-style="normal" fo:font-weight="normal" officeooo:rsid="001d7fdb" officeooo:paragraph-rsid="001d7fdb" style:font-name-asian="DejaVu Serif" style:font-style-asian="normal" style:font-weight-asian="normal" style:font-name-complex="DejaVu Serif" style:font-style-complex="normal" style:font-weight-complex="normal"/>
    </style:style>
    <style:style style:name="P59" style:family="paragraph" style:parent-style-name="Text_20_body">
      <style:text-properties officeooo:paragraph-rsid="0044aa74"/>
    </style:style>
    <style:style style:name="P60" style:family="paragraph" style:parent-style-name="Text_20_body">
      <style:paragraph-properties fo:text-align="center" style:justify-single-word="false"/>
    </style:style>
    <style:style style:name="P61" style:family="paragraph" style:parent-style-name="Text_20_body">
      <style:paragraph-properties fo:text-align="center" style:justify-single-word="false"/>
      <style:text-properties officeooo:paragraph-rsid="0044aa74"/>
    </style:style>
    <style:style style:name="P62" style:family="paragraph" style:parent-style-name="Text_20_body">
      <style:text-properties officeooo:paragraph-rsid="004b93bb"/>
    </style:style>
    <style:style style:name="P63" style:family="paragraph" style:parent-style-name="Text_20_body">
      <style:text-properties officeooo:paragraph-rsid="004ea1af"/>
    </style:style>
    <style:style style:name="T1" style:family="text">
      <style:text-properties fo:font-style="italic" style:font-style-asian="italic" style:font-style-complex="italic"/>
    </style:style>
    <style:style style:name="T2" style:family="text">
      <style:text-properties fo:font-style="italic" officeooo:rsid="0018e3dc" style:font-style-asian="italic" style:font-style-complex="italic"/>
    </style:style>
    <style:style style:name="T3" style:family="text">
      <style:text-properties fo:font-style="italic" officeooo:rsid="001a5f54" style:font-style-asian="italic" style:font-style-complex="italic"/>
    </style:style>
    <style:style style:name="T4" style:family="text">
      <style:text-properties fo:font-style="italic" officeooo:rsid="00290407" style:font-style-asian="italic" style:font-style-complex="italic"/>
    </style:style>
    <style:style style:name="T5" style:family="text">
      <style:text-properties fo:font-style="italic" officeooo:rsid="002cdcaf" style:font-style-asian="italic" style:font-style-complex="italic"/>
    </style:style>
    <style:style style:name="T6" style:family="text">
      <style:text-properties fo:font-style="italic" officeooo:rsid="002e4157" style:font-style-asian="italic" style:font-style-complex="italic"/>
    </style:style>
    <style:style style:name="T7" style:family="text">
      <style:text-properties fo:font-style="italic" officeooo:rsid="00328b91" style:font-style-asian="italic" style:font-style-complex="italic"/>
    </style:style>
    <style:style style:name="T8" style:family="text">
      <style:text-properties fo:font-style="italic" officeooo:rsid="003e86cc" style:font-style-asian="italic" style:font-style-complex="italic"/>
    </style:style>
    <style:style style:name="T9" style:family="text">
      <style:text-properties fo:font-style="italic" officeooo:rsid="0042b597" style:font-style-asian="italic" style:font-style-complex="italic"/>
    </style:style>
    <style:style style:name="T10" style:family="text">
      <style:text-properties officeooo:rsid="0008513e"/>
    </style:style>
    <style:style style:name="T11" style:family="text">
      <style:text-properties officeooo:rsid="000941dd"/>
    </style:style>
    <style:style style:name="T12" style:family="text">
      <style:text-properties style:font-name="DejaVu Serif1" fo:font-size="11pt" officeooo:rsid="000941dd"/>
    </style:style>
    <style:style style:name="T13" style:family="text">
      <style:text-properties style:font-name="DejaVu Serif1" fo:font-size="11pt" fo:font-style="italic" officeooo:rsid="000941dd" style:font-style-asian="italic" style:font-style-complex="italic"/>
    </style:style>
    <style:style style:name="T14" style:family="text">
      <style:text-properties style:font-name="DejaVu Serif1" fo:font-size="11pt" fo:font-style="italic" officeooo:rsid="000948bb" style:font-style-asian="italic" style:font-style-complex="italic"/>
    </style:style>
    <style:style style:name="T15" style:family="text">
      <style:text-properties style:font-name="DejaVu Serif1" fo:font-size="11pt" officeooo:rsid="0009d5ea"/>
    </style:style>
    <style:style style:name="T16" style:family="text">
      <style:text-properties style:font-name="DejaVu Serif1" fo:font-size="11pt" officeooo:rsid="000d4638"/>
    </style:style>
    <style:style style:name="T17" style:family="text">
      <style:text-properties style:font-name="DejaVu Serif1" fo:font-size="11pt" officeooo:rsid="000f1d05"/>
    </style:style>
    <style:style style:name="T18" style:family="text">
      <style:text-properties style:font-name="DejaVu Serif1" fo:font-size="11pt" officeooo:rsid="0010f437"/>
    </style:style>
    <style:style style:name="T19" style:family="text">
      <style:text-properties style:font-name="DejaVu Serif1" fo:font-size="11pt" officeooo:rsid="0012e739"/>
    </style:style>
    <style:style style:name="T20" style:family="text">
      <style:text-properties style:font-name="DejaVu Serif1" fo:font-size="11pt" officeooo:rsid="00153a32"/>
    </style:style>
    <style:style style:name="T21" style:family="text">
      <style:text-properties style:font-name="DejaVu Serif1" fo:font-size="11pt" officeooo:rsid="0016a1eb"/>
    </style:style>
    <style:style style:name="T22" style:family="text">
      <style:text-properties style:font-name="DejaVu Serif1" fo:font-size="11pt" officeooo:rsid="0017c9fe"/>
    </style:style>
    <style:style style:name="T23" style:family="text">
      <style:text-properties style:font-name="DejaVu Serif1" fo:font-size="11pt" officeooo:rsid="0018e3dc"/>
    </style:style>
    <style:style style:name="T24" style:family="text">
      <style:text-properties style:font-name="DejaVu Serif1" fo:font-size="11pt" fo:font-style="normal" officeooo:rsid="001a5f54" style:font-style-asian="normal" style:font-style-complex="normal"/>
    </style:style>
    <style:style style:name="T25" style:family="text">
      <style:text-properties style:font-name="DejaVu Serif1" fo:font-size="11pt" fo:font-style="normal" officeooo:rsid="001bee10" style:font-style-asian="normal" style:font-style-complex="normal"/>
    </style:style>
    <style:style style:name="T26" style:family="text">
      <style:text-properties style:font-name="DejaVu Serif1" fo:font-size="11pt" fo:font-style="normal" officeooo:rsid="00360ec9" style:font-style-asian="normal" style:font-style-complex="normal"/>
    </style:style>
    <style:style style:name="T27" style:family="text">
      <style:text-properties style:font-name="DejaVu Serif1" fo:font-size="11pt" fo:font-style="normal" officeooo:rsid="001d7fdb" style:font-name-asian="Noto Serif CJK SC" style:font-style-asian="normal" style:font-name-complex="Noto Sans Devanagari1" style:font-style-complex="normal"/>
    </style:style>
    <style:style style:name="T28" style:family="text">
      <style:text-properties style:font-name="DejaVu Serif1" fo:font-size="11pt" fo:font-style="normal" fo:font-weight="normal" officeooo:rsid="001d7fdb" style:font-name-asian="Noto Serif CJK SC" style:font-style-asian="normal" style:font-weight-asian="normal" style:font-name-complex="Noto Sans Devanagari1" style:font-style-complex="normal" style:font-weight-complex="normal"/>
    </style:style>
    <style:style style:name="T29" style:family="text">
      <style:text-properties style:font-name="DejaVu Serif1" fo:font-size="11pt" officeooo:rsid="001f39f4"/>
    </style:style>
    <style:style style:name="T30" style:family="text">
      <style:text-properties style:font-name="DejaVu Serif1" fo:font-size="11pt" officeooo:rsid="0022cba9"/>
    </style:style>
    <style:style style:name="T31" style:family="text">
      <style:text-properties style:font-name="DejaVu Serif1" fo:font-size="11pt" officeooo:rsid="002543d3"/>
    </style:style>
    <style:style style:name="T32" style:family="text">
      <style:text-properties style:font-name="DejaVu Serif1" fo:font-size="11pt" officeooo:rsid="0026eed9"/>
    </style:style>
    <style:style style:name="T33" style:family="text">
      <style:text-properties style:font-name="DejaVu Serif1" fo:font-size="11pt" officeooo:rsid="002b30b7"/>
    </style:style>
    <style:style style:name="T34" style:family="text">
      <style:text-properties style:font-name="DejaVu Serif1" fo:font-size="11pt" officeooo:rsid="002df201"/>
    </style:style>
    <style:style style:name="T35" style:family="text">
      <style:text-properties style:font-name="DejaVu Serif1" fo:font-size="11pt" officeooo:rsid="002e4157"/>
    </style:style>
    <style:style style:name="T36" style:family="text">
      <style:text-properties style:font-name="DejaVu Serif1" fo:font-size="11pt" officeooo:rsid="0038f348"/>
    </style:style>
    <style:style style:name="T37" style:family="text">
      <style:text-properties style:font-name="DejaVu Serif1" fo:font-size="11pt" officeooo:rsid="003adef9"/>
    </style:style>
    <style:style style:name="T38" style:family="text">
      <style:text-properties style:font-name="DejaVu Serif1" fo:font-size="11pt" officeooo:rsid="003e86cc"/>
    </style:style>
    <style:style style:name="T39" style:family="text">
      <style:text-properties style:font-name="DejaVu Serif1" fo:font-size="11pt" officeooo:rsid="003f7400"/>
    </style:style>
    <style:style style:name="T40" style:family="text">
      <style:text-properties style:font-name="DejaVu Serif1" fo:font-size="11pt" officeooo:rsid="00414b8f"/>
    </style:style>
    <style:style style:name="T41" style:family="text">
      <style:text-properties style:font-name="DejaVu Serif1" fo:font-size="11pt" officeooo:rsid="0042b597"/>
    </style:style>
    <style:style style:name="T42" style:family="text">
      <style:text-properties style:font-name="DejaVu Serif1" fo:font-size="11pt" officeooo:rsid="0042ff28"/>
    </style:style>
    <style:style style:name="T43" style:family="text">
      <style:text-properties style:font-name="DejaVu Serif1" fo:font-size="11pt" officeooo:rsid="0045edf8"/>
    </style:style>
    <style:style style:name="T44" style:family="text">
      <style:text-properties style:font-name="DejaVu Serif1" fo:font-size="11pt" officeooo:rsid="00494087"/>
    </style:style>
    <style:style style:name="T45" style:family="text">
      <style:text-properties style:font-name="DejaVu Serif1" fo:font-size="11pt" officeooo:rsid="00497176"/>
    </style:style>
    <style:style style:name="T46" style:family="text">
      <style:text-properties style:font-name="DejaVu Serif1" style:font-name-asian="Noto Serif CJK SC" style:font-name-complex="Noto Sans Devanagari1"/>
    </style:style>
    <style:style style:name="T47" style:family="text">
      <style:text-properties style:font-name="DejaVu Serif1" fo:font-style="normal" officeooo:rsid="001bee10" style:font-name-asian="Noto Serif CJK SC" style:font-style-asian="normal" style:font-name-complex="Noto Sans Devanagari1" style:font-style-complex="normal"/>
    </style:style>
    <style:style style:name="T48" style:family="text">
      <style:text-properties style:font-name="DejaVu Serif1" fo:font-style="normal" officeooo:rsid="001d7fdb" style:font-name-asian="Noto Serif CJK SC" style:font-style-asian="normal" style:font-name-complex="Noto Sans Devanagari1" style:font-style-complex="normal"/>
    </style:style>
    <style:style style:name="T49" style:family="text">
      <style:text-properties style:font-name="DejaVu Serif1" fo:font-style="normal" fo:font-weight="bold" officeooo:rsid="001d7fdb" style:font-name-asian="Noto Serif CJK SC" style:font-style-asian="normal" style:font-weight-asian="bold" style:font-name-complex="Noto Sans Devanagari1" style:font-style-complex="normal" style:font-weight-complex="bold"/>
    </style:style>
    <style:style style:name="T50" style:family="text">
      <style:text-properties style:font-name="DejaVu Serif1" fo:font-style="normal" fo:font-weight="normal" officeooo:rsid="001d7fdb" style:font-name-asian="Noto Serif CJK SC" style:font-style-asian="normal" style:font-weight-asian="normal" style:font-name-complex="Noto Sans Devanagari1" style:font-style-complex="normal" style:font-weight-complex="normal"/>
    </style:style>
    <style:style style:name="T51" style:family="text">
      <style:text-properties style:font-name="DejaVu Serif1" fo:font-size="10pt" officeooo:rsid="002cdcaf" style:font-size-asian="10pt" style:font-size-complex="10pt"/>
    </style:style>
    <style:style style:name="T52" style:family="text">
      <style:text-properties style:font-name="DejaVu Serif" style:font-name-asian="DejaVu Serif" style:font-name-complex="DejaVu Serif"/>
    </style:style>
    <style:style style:name="T53" style:family="text">
      <style:text-properties style:font-name="DejaVu Serif" officeooo:rsid="002e4157" style:font-name-asian="DejaVu Serif" style:font-name-complex="DejaVu Serif"/>
    </style:style>
    <style:style style:name="T54" style:family="text">
      <style:text-properties style:font-name="DejaVu Serif" fo:font-style="normal" officeooo:rsid="001bee10" style:font-name-asian="DejaVu Serif" style:font-style-asian="normal" style:font-name-complex="DejaVu Serif" style:font-style-complex="normal"/>
    </style:style>
    <style:style style:name="T55" style:family="text">
      <style:text-properties style:font-name="DejaVu Serif" fo:font-style="normal" officeooo:rsid="001d7fdb" style:font-name-asian="DejaVu Serif" style:font-style-asian="normal" style:font-name-complex="DejaVu Serif" style:font-style-complex="normal"/>
    </style:style>
    <style:style style:name="T56" style:family="text">
      <style:text-properties style:font-name="DejaVu Serif" fo:font-style="normal" fo:font-weight="normal" officeooo:rsid="001bee10" style:font-name-asian="DejaVu Serif" style:font-style-asian="normal" style:font-weight-asian="normal" style:font-name-complex="DejaVu Serif" style:font-style-complex="normal" style:font-weight-complex="normal"/>
    </style:style>
    <style:style style:name="T57" style:family="text">
      <style:text-properties style:font-name="DejaVu Serif" fo:font-style="normal" fo:font-weight="normal" officeooo:rsid="001d7fdb" style:font-name-asian="DejaVu Serif" style:font-style-asian="normal" style:font-weight-asian="normal" style:font-name-complex="DejaVu Serif" style:font-style-complex="normal" style:font-weight-complex="normal"/>
    </style:style>
    <style:style style:name="T58" style:family="text">
      <style:text-properties style:font-name="DejaVu Serif" fo:font-style="normal" fo:font-weight="normal" officeooo:rsid="001ddabf" style:font-name-asian="DejaVu Serif" style:font-style-asian="normal" style:font-weight-asian="normal" style:font-name-complex="DejaVu Serif" style:font-style-complex="normal" style:font-weight-complex="normal"/>
    </style:style>
    <style:style style:name="T59" style:family="text">
      <style:text-properties style:font-name="DejaVu Serif" fo:font-size="11pt" fo:font-style="normal" fo:font-weight="normal" officeooo:rsid="001d7fdb" style:font-name-asian="DejaVu Serif" style:font-style-asian="normal" style:font-weight-asian="normal" style:font-name-complex="DejaVu Serif" style:font-style-complex="normal" style:font-weight-complex="normal"/>
    </style:style>
    <style:style style:name="T60" style:family="text">
      <style:text-properties style:font-name="DejaVu Serif" fo:font-size="11pt" fo:font-style="normal" fo:font-weight="normal" officeooo:rsid="001ddabf" style:font-name-asian="DejaVu Serif" style:font-style-asian="normal" style:font-weight-asian="normal" style:font-name-complex="DejaVu Serif" style:font-style-complex="normal" style:font-weight-complex="normal"/>
    </style:style>
    <style:style style:name="T61" style:family="text">
      <style:text-properties officeooo:rsid="000d4638"/>
    </style:style>
    <style:style style:name="T62" style:family="text">
      <style:text-properties style:text-position="super 58%"/>
    </style:style>
    <style:style style:name="T63" style:family="text">
      <style:text-properties officeooo:rsid="000fe7d5"/>
    </style:style>
    <style:style style:name="T64" style:family="text">
      <style:text-properties officeooo:rsid="0012e739"/>
    </style:style>
    <style:style style:name="T65" style:family="text">
      <style:text-properties officeooo:rsid="00153a32"/>
    </style:style>
    <style:style style:name="T66" style:family="text">
      <style:text-properties officeooo:rsid="001854b4"/>
    </style:style>
    <style:style style:name="T67" style:family="text">
      <style:text-properties officeooo:rsid="0018e3dc"/>
    </style:style>
    <style:style style:name="T68" style:family="text">
      <style:text-properties fo:font-style="normal" style:font-style-asian="normal" style:font-style-complex="normal"/>
    </style:style>
    <style:style style:name="T69" style:family="text">
      <style:text-properties fo:font-style="normal" officeooo:rsid="001a5f54" style:font-style-asian="normal" style:font-style-complex="normal"/>
    </style:style>
    <style:style style:name="T70" style:family="text">
      <style:text-properties fo:font-style="normal" officeooo:rsid="0018e3dc" style:font-style-asian="normal" style:font-style-complex="normal"/>
    </style:style>
    <style:style style:name="T71" style:family="text">
      <style:text-properties fo:font-style="normal" officeooo:rsid="001bee10" style:font-style-asian="normal" style:font-style-complex="normal"/>
    </style:style>
    <style:style style:name="T72" style:family="text">
      <style:text-properties fo:font-style="normal" officeooo:rsid="00261d64" style:font-style-asian="normal" style:font-style-complex="normal"/>
    </style:style>
    <style:style style:name="T73" style:family="text">
      <style:text-properties fo:font-style="normal" officeooo:rsid="00290407" style:font-style-asian="normal" style:font-style-complex="normal"/>
    </style:style>
    <style:style style:name="T74" style:family="text">
      <style:text-properties fo:font-style="normal" officeooo:rsid="002cdcaf" style:font-style-asian="normal" style:font-style-complex="normal"/>
    </style:style>
    <style:style style:name="T75" style:family="text">
      <style:text-properties fo:font-style="normal" officeooo:rsid="0034276e" style:font-style-asian="normal" style:font-style-complex="normal"/>
    </style:style>
    <style:style style:name="T76" style:family="text">
      <style:text-properties fo:font-style="normal" officeooo:rsid="00360ec9" style:font-style-asian="normal" style:font-style-complex="normal"/>
    </style:style>
    <style:style style:name="T77" style:family="text">
      <style:text-properties fo:font-style="normal" officeooo:rsid="00328b91" style:font-style-asian="normal" style:font-style-complex="normal"/>
    </style:style>
    <style:style style:name="T78" style:family="text">
      <style:text-properties fo:font-style="normal" officeooo:rsid="003e86cc" style:font-style-asian="normal" style:font-style-complex="normal"/>
    </style:style>
    <style:style style:name="T79" style:family="text">
      <style:text-properties fo:font-style="normal" fo:font-weight="bold" officeooo:rsid="0018e3dc" style:font-style-asian="normal" style:font-weight-asian="bold" style:font-style-complex="normal" style:font-weight-complex="bold"/>
    </style:style>
    <style:style style:name="T80" style:family="text">
      <style:text-properties officeooo:rsid="001f39f4"/>
    </style:style>
    <style:style style:name="T81" style:family="text">
      <style:text-properties officeooo:rsid="00216e40"/>
    </style:style>
    <style:style style:name="T82" style:family="text">
      <style:text-properties officeooo:rsid="0022cba9"/>
    </style:style>
    <style:style style:name="T83" style:family="text">
      <style:text-properties style:font-name="DejaVu Sans3" fo:font-style="normal" officeooo:rsid="00290407" style:font-name-asian="DejaVu Sans3" style:font-style-asian="normal" style:font-name-complex="DejaVu Sans3" style:font-style-complex="normal"/>
    </style:style>
    <style:style style:name="T84" style:family="text">
      <style:text-properties style:font-name="DejaVu Serif2" fo:font-style="normal" officeooo:rsid="00290407" style:font-name-asian="DejaVu Sans3" style:font-style-asian="normal" style:font-name-complex="DejaVu Sans3" style:font-style-complex="normal"/>
    </style:style>
    <style:style style:name="T85" style:family="text">
      <style:text-properties officeooo:rsid="002cdcaf"/>
    </style:style>
    <style:style style:name="T86" style:family="text">
      <style:text-properties officeooo:rsid="002e4157"/>
    </style:style>
    <style:style style:name="T87" style:family="text">
      <style:text-properties officeooo:rsid="00328b91"/>
    </style:style>
    <style:style style:name="T88" style:family="text">
      <style:text-properties officeooo:rsid="003e86cc"/>
    </style:style>
    <style:style style:name="T89" style:family="text">
      <style:text-properties officeooo:rsid="00414b8f"/>
    </style:style>
    <style:style style:name="T90" style:family="text">
      <style:text-properties officeooo:rsid="0042b597"/>
    </style:style>
    <style:style style:name="T91" style:family="text">
      <style:text-properties officeooo:rsid="0042ff28"/>
    </style:style>
    <style:style style:name="T92" style:family="text">
      <style:text-properties officeooo:rsid="0045edf8"/>
    </style:style>
    <style:style style:name="T93" style:family="text">
      <style:text-properties officeooo:rsid="00494087"/>
    </style:style>
    <style:style style:name="T94" style:family="text">
      <style:text-properties officeooo:rsid="00497176"/>
    </style:style>
    <style:style style:name="T95" style:family="text">
      <style:text-properties officeooo:rsid="004a4dea"/>
    </style:style>
    <style:style style:name="T96" style:family="text">
      <style:text-properties style:font-name="DejaVu Serif" officeooo:rsid="004a4dea" style:font-name-asian="DejaVu Serif" style:font-name-complex="DejaVu Seri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ódulo I</text:p>
      <text:p text:style-name="Subtitle">Introdução, estruturas fundamentais</text:p>
      <text:h text:style-name="Heading_20_1" text:outline-level="1">O que é Matemática Discreta?</text:h>
      <text:p text:style-name="Text_20_body">O que é a matemática discreta, afinal? Por que tem esse nome? O que ela abrange? E para que serve?</text:p>
      <text:p text:style-name="P31">Vamos analisar as duas palavras separadamente. Em primeiro lugar, <text:span text:style-name="T1">matemática</text:span>. Quando a maioria das pessoas ouve “matemática”, elas pensam “números”. Afinal, a matemática não é o estudo de quantidades? E não foi <text:span text:style-name="T10">n</text:span>essa matéria em que aprendemos pela primeira vez a contar, somar e multiplica<text:span text:style-name="T10">r</text:span>?</text:p>
      <text:p text:style-name="P31">A matemática certamente tem sua raiz no estudo dos números – especificamente, os “números naturais” (os inteiros de 1 em diante) que fascinavam os antigos gregos. Mas a matemática é mais ampla do que isso, quase ao ponto de os números poderem ser considerados um caso especial de algo mais profundo. Neste livro, quando falarmos de árvores, conjuntos ou lógica formal, pode não haver um número à vista.</text:p>
      <text:p text:style-name="P31">A matemática é sobre objetos conceituais abstratos que possuem propriedades, e as implicações dessas propriedades. Um “objeto” pode ser qualquer tipo de “material de pensamento” que possamos definir e raciocinar a respeito com precisão. Grande parte da matemática trata de questões como: “<text:span text:style-name="T1">suponha que definimos um certo tipo de coisa que t</text:span><text:span text:style-name="T13">em</text:span><text:span text:style-name="T1"> certos atributos. Quais seriam as implicações disso, se raciocinássemos </text:span><text:span text:style-name="T14">tão longe quanto possível</text:span><text:span text:style-name="T1">?</text:span>”. A “coisa” pode ou não ser numérica, seja <text:span text:style-name="T12">ela o que for</text:span>. <text:span text:style-name="T11">Assim c</text:span>omo um número, porém, <text:span text:style-name="T11">ela </text:span>será definid<text:span text:style-name="T12">a</text:span> de forma clara, terá certos aspectos conhecidos, e será capaz de <text:span text:style-name="T11">se </text:span>combinar com outras coisas de alguma forma.</text:p>
      <text:p text:style-name="P31">Fundamental para a matemática é que ela lida com o abstrato. O abstrato, que é o oposto do concreto, significa essencialmente algo que não pode ser percebido com os sentidos. Um chip de computador é concreto: você pode tocá-lo, você pode vê-lo. Um número não é; nem uma função, uma árvore binária, ou uma implicação lógica. A única maneira de perceber estas coisas é com o poder da mente. Escreveremos expressões e faremos desenhos de muitas de nossas estruturas matemáticas a fim de ajudar a visualizá-las, e quase tudo o que estudarmos terá aplicações práticas em que a abstracão se fundamenta no concreto para algum propósito útil. Mas a entidade matemática subjacente permanece abstrata e etérea - acessível apenas aos olhos da mente. Podemos usar um lápis para formar a figura “5” em um pedaço de papel, mas isso é apenas uma manifestação concreta do conceito subjacente de “cinco-<text:span text:style-name="T15">dade</text:span>”. Não confunda a figura ou o símbolo com a própria coisa, que sempre transcende qualquer mera representação física.</text:p>
      <text:p text:style-name="P31">A outra palavra no nome do nosso assunto é “<text:span text:style-name="T1">discreta</text:span>”. A melhor maneira de apreciar o que significa “discreto” é contrastar com seu oposto, contínuo. Considere a seguinte lista:</text:p>
      <table:table table:name="Tabela1" table:style-name="Tabela1">
        <table:table-column table:style-name="Tabela1.A"/>
        <table:table-column table:style-name="Tabela1.B"/>
        <text:soft-page-break/>
        <table:table-row>
          <table:table-cell table:style-name="Tabela1.A1" office:value-type="string">
            <text:p text:style-name="P5">Discreto</text:p>
          </table:table-cell>
          <table:table-cell table:style-name="Tabela1.A1" office:value-type="string">
            <text:p text:style-name="P5">Contínuo</text:p>
          </table:table-cell>
        </table:table-row>
        <table:table-row>
          <table:table-cell table:style-name="Tabela1.A6" office:value-type="string">
            <text:p text:style-name="P6">Números inteiros (<text:span text:style-name="T52">ℤ</text:span><text:span text:style-name="T46">)</text:span></text:p>
          </table:table-cell>
          <table:table-cell table:style-name="Tabela1.B6" office:value-type="string">
            <text:p text:style-name="P6">Números reais (<text:span text:style-name="T52">ℝ</text:span><text:span text:style-name="T46">)</text:span></text:p>
          </table:table-cell>
        </table:table-row>
        <table:table-row>
          <table:table-cell table:style-name="Tabela1.A6" office:value-type="string">
            <text:p text:style-name="P6">Digital</text:p>
          </table:table-cell>
          <table:table-cell table:style-name="Tabela1.B6" office:value-type="string">
            <text:p text:style-name="P6">Analógico</text:p>
          </table:table-cell>
        </table:table-row>
        <table:table-row>
          <table:table-cell table:style-name="Tabela1.A6" office:value-type="string">
            <text:p text:style-name="P6">Salto quântico</text:p>
          </table:table-cell>
          <table:table-cell table:style-name="Tabela1.B6" office:value-type="string">
            <text:p text:style-name="P6">Salto olímpico</text:p>
          </table:table-cell>
        </table:table-row>
        <table:table-row>
          <table:table-cell table:style-name="Tabela1.A6" office:value-type="string">
            <text:p text:style-name="P6">Contagem</text:p>
          </table:table-cell>
          <table:table-cell table:style-name="Tabela1.B6" office:value-type="string">
            <text:p text:style-name="P6">Medição</text:p>
          </table:table-cell>
        </table:table-row>
        <table:table-row table:style-name="Tabela1.6">
          <table:table-cell table:style-name="Tabela1.A6" office:value-type="string">
            <text:p text:style-name="P4">∫</text:p>
          </table:table-cell>
          <table:table-cell table:style-name="Tabela1.B6" office:value-type="string">
            <text:p text:style-name="P4">∑</text:p>
          </table:table-cell>
        </table:table-row>
      </table:table>
      <text:p text:style-name="P41">O que as entradas do lado esquerdo têm em comum? Elas descrevem coisas que são medidas em intervalos nítidos e distintos, em vez de variar suavemente ao longo de um intervalo. Coisas discretas saltam subitamente de posição em posição, com uma precisão rígida. Se você tiver 1,<text:span text:style-name="T61">7 </text:span>m de altura, você pode algum dia crescer até <text:span text:style-name="T16">1,71 </text:span>m; mas embora possa haver 5 pessoas em sua família, nunca haverá 5,3 <text:span text:style-name="T61">pessoas </text:span>(embora possa haver 6 algum dia).</text:p>
      <text:p text:style-name="P42">A última linha desta lista vale um breve comentário. Suas entradas são símbolos matemáticos, com os quais você pode estar familiarizado. Do lado direito – no reino contínuo – está ∫, que você talvez viu ou verá n<text:span text:style-name="T17">um</text:span> curso de Cálculo. Ele representa a operação fundamental da integração, que pode ser considerada como encontrar “a área sob uma curva”, e é basicamente uma forma de somar um conjunto infinito de números em um intervalo qualquer. Quando você “integra a função <text:span text:style-name="T1">x</text:span><text:span text:style-name="T62">2</text:span> de 3 a 5”, você está na verdade somando todas as pequenas e minúsculas lascas verticais que compõem a área de <text:span text:style-name="T1">x</text:span> = 3 à esquerda <text:span text:style-name="T17">até</text:span> <text:span text:style-name="T1">x</text:span> = 5 à direita. Sua entrada correspondente na coluna da esquerda da tabela é Σ, que é apenas uma abreviação para “somar um monte de coisas”. A integração e a soma são operações equivalentes, é que quando você se integra, você está somando todas as (infinitamente muitas) lascas através do contínuo da linha real. Quando você soma, você está somando uma sequência fixa de entradas, uma de cada vez, como em um loop. Σ é apenas a "versão" discreta de ∫.</text:p>
      <text:p text:style-name="P42">Não se preocupe, você não precisa ter entendido completamente nenhuma das coisas de integração das quais acabei de falar, ou mesmo ter cursado Cálculo ainda. Estou apenas tentando lhe dar uma id<text:span text:style-name="T63">e</text:span>ia do que significa “discreto”, e de como a dicotomia entre discreto e contínuo realmente percorre toda a matemática e a computação. Neste livro, vamos nos concentrar principalmente em valores e estruturas discretas, que se revelam de maior utilidade na ciência da computação. Isso é parcialmente porque, como você provavelmente sabe, os próprios computadores são discretos e só podem armazenar e computar valores discretos. Pode haver muitos deles - megabytes, gigabytes, terabytes - mas cada valor armazenado é fundamentalmente composto de bits, cada um dos quais tem um valor de 0 ou 1. A propósito, isto é diferente do cérebro humano, cujas sinapses neuronais se comunicam com base nas quantidades contínuas de produtos químicos presentes em seus axônios. Portanto, acho que “computador” e “cérebro” são outro par de entradas que poderíamos acrescentar à nossa lista de discret<text:span text:style-name="T18">o</text:span> vs. Contínu<text:span text:style-name="T18">o</text:span>.</text:p>
      <text:p text:style-name="P42">Há outra razão, entretanto, <text:span text:style-name="T64">do </text:span>porquê a matemática discreta é mais útil para <text:span text:style-name="T19">a maioria das pessoas</text:span> da computação do que a matemática contínua, além da coisa dos bits e bytes. Simplificando, os computadores operam de forma algorítmica. Eles executam programas passo a passo, de forma iterativa. Primeiro faça isto, depois faça aquilo, depois passe para outra coisa. Esta execução mecânica, como o tiquetaque de um relógio, permeia tudo o que o computador pode fazer, e tudo o que podemos dizer a ele <text:soft-page-break/>para fazer. Em um dado momento, o computador completou o passo 7, mas não o 8; acumulou 38 valores, mas não ainda 39; seu banco de dados tem exatamente 15 entradas, nem mais nem menos; ele sabe que depois de aceitar este pedido de amizade, haverá exatamente 553 pessoas em seu conjunto de amigos. Todo o paradigma por <text:span text:style-name="T64">de</text:span>trás do raciocínio sobre computadores e seus programas é discreto. </text:p>
      <text:p text:style-name="P42">Mas ainda é matemática. É apenas matemática discreta. Há muita coisa por vir, por isso acalme-se e <text:span text:style-name="T19">se prepare para começar a nossa jornada!</text:span></text:p>
      <text:h text:style-name="Heading_20_2" text:outline-level="2">Exercícios</text:h>
      <text:p text:style-name="P32">Us<text:span text:style-name="T64">ando</text:span> um pedaço de papel dobrado longitudinalmente, cubra a coluna da direita dos exercícios abaixo. Leia cada exercício na coluna da esquerda, responda na sua mente, depois deslize <text:span text:style-name="T19">o papel para </text:span>baixo para revelar a resposta e veja se você está certo! Para cada exercício que você <text:span text:style-name="T19">errou</text:span>, <text:span text:style-name="T19">entenda</text:span> <text:span text:style-name="T19">qual foi o erro</text:span> antes de seguir em frente.</text:p>
      <table:table table:name="Tabela2" table:style-name="Tabela2">
        <table:table-column table:style-name="Tabela2.A"/>
        <table:table-column table:style-name="Tabela2.B"/>
        <table:table-row>
          <table:table-cell table:style-name="Tabela2.A1" office:value-type="string">
            <text:p text:style-name="P7">Qual o oposto de concreto?</text:p>
          </table:table-cell>
          <table:table-cell table:style-name="Tabela2.B1" office:value-type="string">
            <text:p text:style-name="P7">Abstrato</text:p>
          </table:table-cell>
        </table:table-row>
        <table:table-row>
          <table:table-cell table:style-name="Tabela2.A2" office:value-type="string">
            <text:p text:style-name="P7">Qual o oposto de discreto?</text:p>
          </table:table-cell>
          <table:table-cell table:style-name="Tabela2.B2" office:value-type="string">
            <text:p text:style-name="P7">Contínuo</text:p>
          </table:table-cell>
        </table:table-row>
        <table:table-row>
          <table:table-cell table:style-name="Tabela2.A2" office:value-type="string">
            <text:p text:style-name="P7">Considere uma certa quantidade de água em um copo. Você diria que ela é abstrata, ou concreta? Discreta ou contínua?</text:p>
          </table:table-cell>
          <table:table-cell table:style-name="Tabela2.B2" office:value-type="string">
            <text:p text:style-name="P8"><text:span text:style-name="T65">Concret</text:span><text:span text:style-name="T20">a</text:span><text:span text:style-name="T65">, já que é uma entidade real que você pode experimentar com os sentidos. Contínu</text:span><text:span text:style-name="T20">a</text:span><text:span text:style-name="T65">, já que pode ser qualquer número de </text:span><text:span text:style-name="T20">litros</text:span><text:span text:style-name="T65"> (ou colheres de sopa, ou o que quer que seja). A quantidade de água certamente não tem que ser um número inteiro. (</text:span><text:span text:style-name="T20">Para pensar</text:span><text:span text:style-name="T65">: já que toda matéria é, em última análise, composta de átomos, até mesmo substâncias como a água seriam discretas?)</text:span></text:p>
          </table:table-cell>
        </table:table-row>
        <table:table-row>
          <table:table-cell table:style-name="Tabela2.A2" office:value-type="string">
            <text:p text:style-name="P9">Considere o número 27. Você diria que ele é abstrato ou concreto? Discreto, ou contínuo?</text:p>
          </table:table-cell>
          <table:table-cell table:style-name="Tabela2.B2" office:value-type="string">
            <text:p text:style-name="P8">Abstrato, já que você não pode ver, tocar ou cheirar “vinte e sete”. Provavelmente discreto, já que é um inteiro, e quando pensamos em números inteiros, pensamos “discreto”. (<text:span text:style-name="T21">Para pensar</text:span>: na vida real, como você saberia se eu quis dizer o inteiro “27” ou o número decimal “27,0”? E isso importa?)</text:p>
          </table:table-cell>
        </table:table-row>
        <table:table-row>
          <table:table-cell table:style-name="Tabela2.A2" office:value-type="string">
            <text:p text:style-name="P9">Considere um bit em uma memória de computador. Você diria que ele é abstrato, ou concreto? Discreto, ou contínuo?</text:p>
          </table:table-cell>
          <table:table-cell table:style-name="Tabela2.B2" office:value-type="string">
            <text:p text:style-name="P8">Claramente, é discreto. Abstrato vs. concreto, porém, é um pouco complicado. Se estamos falando do transistor e capacitor reais que estão fisicamente presentes no hardware, mantendo uma pequena carga em algum pequeno chip, então ele é concreto. Mas se estamos falando do valor "1" que é conceitualmente parte do estado de execução atual do computador, então ele é de fato <text:soft-page-break/>abstrato, assim como 27 era. Neste <text:span text:style-name="T22">curso</text:span>, <text:span text:style-name="T22">falamos</text:span> sempre de bits neste segundo sentido, abstrato.</text:p>
          </table:table-cell>
        </table:table-row>
        <table:table-row>
          <table:table-cell table:style-name="Tabela2.A2" office:value-type="string">
            <text:p text:style-name="P9">Se a matemática não se resume a números, de que mais se trata?</text:p>
          </table:table-cell>
          <table:table-cell table:style-name="Tabela2.B2" office:value-type="string">
            <text:p text:style-name="P8">Qualquer tipo de objeto abstrato que tenha propriedades sobre as quais possamos raciocinar. </text:p>
          </table:table-cell>
        </table:table-row>
      </table:table>
      <text:h text:style-name="P44" text:outline-level="1">Afirmações Matemáticas</text:h>
      <text:p text:style-name="P33"><text:span text:style-name="T66">Uma afirmação matemática, </text:span><text:span text:style-name="T67">ou declaração,</text:span><text:span text:style-name="T66"> é qualquer sentença declarativa que é necessariamente verdadeira ou falsa. Uma </text:span><text:span text:style-name="T23">afirmação</text:span><text:span text:style-name="T66"> é atômica se não puder ser dividida em declarações menores, caso contrário é chamada de molecular </text:span><text:span text:style-name="T67">ou composta</text:span><text:span text:style-name="T66">.</text:span></text:p>
      <text:h text:style-name="P46" text:outline-level="2">Exemplo</text:h>
      <text:p text:style-name="P10">As seguintes sentenças são declarações (na verdade, são declarações atômicas):</text:p>
      <text:list xml:id="list3242642590" text:style-name="L1">
        <text:list-item>
          <text:p text:style-name="P52">Os números telefônicos no Brasil têm 5 dígitos.</text:p>
        </text:list-item>
        <text:list-item>
          <text:p text:style-name="P52">A Lua é redonda.</text:p>
        </text:list-item>
        <text:list-item>
          <text:p text:style-name="P52">42 é um quadrado perfeito.</text:p>
        </text:list-item>
        <text:list-item>
          <text:p text:style-name="P52">Todo número par maior que 2 pode ser expresso como a soma de dois primos.</text:p>
        </text:list-item>
        <text:list-item>
          <text:p text:style-name="P52">3 + 7 = 12</text:p>
        </text:list-item>
      </text:list>
      <text:p text:style-name="P10">As seguintes sentenças não são declarações:</text:p>
      <text:list xml:id="list1543778829" text:style-name="L2">
        <text:list-item>
          <text:p text:style-name="P53">Você quer comer uma coxinha?</text:p>
        </text:list-item>
        <text:list-item>
          <text:p text:style-name="P53">A soma de dois quadrados.</text:p>
        </text:list-item>
        <text:list-item>
          <text:p text:style-name="P53">1 + 3 + 5 + 7 + … + 2<text:span text:style-name="T1">n</text:span><text:span text:style-name="T68"> + 1.</text:span></text:p>
        </text:list-item>
        <text:list-item>
          <text:p text:style-name="P54">Vá para o seu quarto!</text:p>
        </text:list-item>
        <text:list-item>
          <text:p text:style-name="P53"><text:span text:style-name="T68">3 + </text:span><text:span text:style-name="T1">x</text:span><text:span text:style-name="T68"> = 12</text:span></text:p>
        </text:list-item>
      </text:list>
      <text:p text:style-name="P34"><text:span text:style-name="T70">A razão pela qual a sentença “3 + x = 12” não é uma declaração é que ela contém uma variável. Dependendo do que for </text:span><text:span text:style-name="T2">x</text:span><text:span text:style-name="T70">, a sentença ou é verdadeira ou é falsa, mas neste momento ela não é nem uma coisa nem outra. Uma maneira de transformar a sentença em uma declaração é especificar o valor da variável de alguma forma. Isto poderia ser feito especificando uma substituição específica, por exemplo, “3 + x = 12 onde x = 9”, que é uma afirmação verdadeira. Ou você poderia capturar a variável livre quantificando sobre ela, como em “para todos os valores de </text:span><text:span text:style-name="T2">x</text:span><text:span text:style-name="T70">, 3 + </text:span><text:span text:style-name="T2">x </text:span><text:span text:style-name="T70">= 12", o que é falso. Discutiremos os quantificadores com mais detalhes no </text:span><text:span text:style-name="T24">Módulo VII</text:span><text:span text:style-name="T70">.</text:span></text:p>
      <text:p text:style-name="P11">Você pode construir declarações (moleculares) mais complicadas a partir de declarações mais simples (atômicas ou moleculares) usando conectivos lógicos. Por exemplo, esta é uma declaração molecular:</text:p>
      <text:p text:style-name="P43"><text:span text:style-name="T68">Os números telefônicos no Brasil têm 5 dígitos </text:span><text:span text:style-name="T3">e</text:span><text:span text:style-name="T69"> </text:span><text:span text:style-name="T68">42 é um quadrado perfeito.</text:span></text:p>
      <text:p text:style-name="P35"><text:span text:style-name="T70">Note que podemos decompor isto em duas declarações menores. As duas afirmações mais curtas estão ligadas por um “e”, </text:span><text:span text:style-name="T71">que atua como conectivo</text:span><text:span text:style-name="T70">. </text:span><text:span text:style-name="T71">Na matemática, fre</text:span><text:soft-page-break/><text:span text:style-name="T71">quentemente consideramos 5 conectivos, que correspondem (aproximadamente) a</text:span><text:span text:style-name="T70">: “</text:span><text:span text:style-name="T79">e</text:span><text:span text:style-name="T70">” (</text:span><text:span text:style-name="T25">Adão</text:span><text:span text:style-name="T70"> é um homem e </text:span><text:span text:style-name="T25">Eva</text:span><text:span text:style-name="T70"> é uma mulher), “</text:span><text:span text:style-name="T79">ou</text:span><text:span text:style-name="T70">” (</text:span><text:span text:style-name="T25">Adão</text:span><text:span text:style-name="T70"> é um homem ou </text:span><text:span text:style-name="T25">Eva</text:span><text:span text:style-name="T70"> é uma mulher), “</text:span><text:span text:style-name="T79">se..., então...</text:span><text:span text:style-name="T70">” (se </text:span><text:span text:style-name="T25">Adão</text:span><text:span text:style-name="T70"> é homem, então </text:span><text:span text:style-name="T25">Eva</text:span><text:span text:style-name="T70"> é mulher), “</text:span><text:span text:style-name="T79">se e somente se</text:span><text:span text:style-name="T70">” (</text:span><text:span text:style-name="T25">Adão</text:span><text:span text:style-name="T70"> é homem se e somente se </text:span><text:span text:style-name="T25">Eva</text:span><text:span text:style-name="T70"> é mulher), e "</text:span><text:span text:style-name="T79">não</text:span><text:span text:style-name="T70">" (</text:span><text:span text:style-name="T25">Adão</text:span><text:span text:style-name="T70"> não é homem). Os quatro primeiros são chamados de conectivos binários (porque eles conectam duas afirmações), enquanto "não" é um exemplo de um conectivo unário (uma vez que se aplica a uma única afirmação). </text:span><text:span text:style-name="T71">Para cada um desses conectivos, é utilizado um símbolo matemático, respectivamente, </text:span><text:span text:style-name="T54">∧</text:span><text:span text:style-name="T47">, </text:span><text:span text:style-name="T54">∨</text:span><text:span text:style-name="T47">, </text:span><text:span text:style-name="T54">⇒</text:span><text:span text:style-name="T47">, </text:span><text:span text:style-name="T54">⇔, </text:span><text:span text:style-name="T55">¬</text:span><text:span text:style-name="T47"> .</text:span></text:p>
      <text:p text:style-name="P35"><text:span text:style-name="T27">As</text:span><text:span text:style-name="T47"> declarações moleculares são ainda declarações, portanto devem ser verdadeiras ou falsas. A observação absolutamente fundamental aqui é que o valor-verdade que a declaração molecular </text:span><text:span text:style-name="T27">possui</text:span><text:span text:style-name="T47"> é completamente determinado pelo tipo de conectivo e pelos valores-verdade </text:span><text:span text:style-name="T27">de suas</text:span><text:span text:style-name="T47"> partes. Não precisamos saber o que as partes realmente dizem, apenas se essas partes são verdadeiras ou falsas. </text:span><text:span text:style-name="T48">Dizemos por isso que todos os conectivos mencionados são </text:span><text:span text:style-name="T49">verofuncionais</text:span><text:span text:style-name="T50">. Dessa maneira para analisar a veracidade de declarações, podemos utilizar </text:span><text:span text:style-name="T49">letras </text:span><text:span text:style-name="T50">(</text:span><text:span text:style-name="T28">X, Y, Z</text:span><text:span text:style-name="T50">…) para se referir a sentenças atômicas ou moleculares, sendo que cada letra pode ter apenas dois valores-verdade: verdadeiro ou falso.</text:span></text:p>
      <text:p text:style-name="P12">O valor-verdade de uma declaração é assim determinado pelo valor verdade de suas partes, dependendo dos conectivos utilizados:</text:p>
      <text:list xml:id="list3197875790" text:style-name="L3">
        <text:list-item>
          <text:p text:style-name="P57"><text:span text:style-name="T28">X</text:span><text:span text:style-name="T50"> </text:span><text:span text:style-name="T56">∧ </text:span><text:span text:style-name="T59">Y</text:span><text:span text:style-name="T57"> é verdadeir</text:span><text:span text:style-name="T59">a</text:span><text:span text:style-name="T57"> quando tanto </text:span><text:span text:style-name="T59">X</text:span><text:span text:style-name="T57"> quanto </text:span><text:span text:style-name="T59">Y</text:span><text:span text:style-name="T57"> são verdadeir</text:span><text:span text:style-name="T59">a</text:span><text:span text:style-name="T57">s.</text:span></text:p>
        </text:list-item>
        <text:list-item>
          <text:p text:style-name="P57"><text:span text:style-name="T59">X</text:span><text:span text:style-name="T57"> ∨ </text:span><text:span text:style-name="T59">Y</text:span><text:span text:style-name="T57"> é verdadeir</text:span><text:span text:style-name="T59">a</text:span><text:span text:style-name="T57"> quando </text:span><text:span text:style-name="T59">X</text:span><text:span text:style-name="T57"> ou </text:span><text:span text:style-name="T59">Y</text:span><text:span text:style-name="T57">, ou amb</text:span><text:span text:style-name="T59">a</text:span><text:span text:style-name="T57">s, são verdadeir</text:span><text:span text:style-name="T59">a</text:span><text:span text:style-name="T57">s.</text:span></text:p>
        </text:list-item>
        <text:list-item>
          <text:p text:style-name="P57"><text:span text:style-name="T59">X</text:span><text:span text:style-name="T57"> ⇒ </text:span><text:span text:style-name="T59">Y</text:span><text:span text:style-name="T57"> é verdadeir</text:span><text:span text:style-name="T59">a</text:span><text:span text:style-name="T57"> quando </text:span><text:span text:style-name="T59">X</text:span><text:span text:style-name="T57"> é fals</text:span><text:span text:style-name="T59">a</text:span><text:span text:style-name="T57">, ou quando </text:span><text:span text:style-name="T59">Y</text:span><text:span text:style-name="T57"> é verdadeir</text:span><text:span text:style-name="T59">a</text:span><text:span text:style-name="T57"> (ou ambas as coisas).</text:span></text:p>
        </text:list-item>
        <text:list-item>
          <text:p text:style-name="P57"><text:span text:style-name="T59">X</text:span><text:span text:style-name="T57"> </text:span><text:span text:style-name="T56">⇔ </text:span><text:span text:style-name="T59">Y</text:span><text:span text:style-name="T57"> é verdadeira quando X e Y são ambas verdadeiras, ou ambas falsas.</text:span></text:p>
        </text:list-item>
        <text:list-item>
          <text:p text:style-name="P58">¬X é verdadeira quando X é falsa.</text:p>
        </text:list-item>
      </text:list>
      <text:p text:style-name="P13"><text:span text:style-name="T57">No Módulo VII deste curso aprofundaremos um pouco mais esse assunto e um tratamento </text:span><text:span text:style-name="T58">bem </text:span><text:span text:style-name="T57">mais </text:span><text:span text:style-name="T60">abrangente</text:span><text:span text:style-name="T57"> será visto no curso de “Lógica para Computação”.</text:span></text:p>
      <text:p text:style-name="P14"/>
      <text:h text:style-name="P45" text:outline-level="1">Estruturas Fundamentais</text:h>
      <text:h text:style-name="P47" text:outline-level="2">Conjuntos</text:h>
      <text:p text:style-name="P15">O lugar a partir do qual começaremos nossa caminhada é um<text:span text:style-name="T80">a</text:span> á<text:span text:style-name="T80">rea</text:span> d<text:span text:style-name="T29">a</text:span> matemática chamad<text:span text:style-name="T29">a</text:span> <text:span text:style-name="T80">de “</text:span>teoria do<text:span text:style-name="T80">s</text:span> conjunto<text:span text:style-name="T80">s”</text:span>. A teoria dos conjuntos tem uma propriedade surpreendente: é tão simples e aplicável que quase todo o resto da matemática pode se basear nela! Isto é ainda mais notável porque a própria teoria dos conjuntos surgiu bastante tarde no jogo (como as coisas <text:span text:style-name="T29">são</text:span>) – foi inventada por um homem brilhante, Georg Cantor, na década de 1870. Isso pode parecer muito tempo atrás, mas considere que quando Cantor nasceu, a humanidade já havia acumulado uma imensa riqueza de conhecimentos matemáticos: desde geometria <text:span text:style-name="T80">até</text:span> álgebra, <text:span text:style-name="T80">do </text:span>cálculo <text:span text:style-name="T29">aos</text:span> números primos. Mas a teoria dos conjuntos era tão elegante e universal que, depois de inventada, quase tudo em matemática foi redefinido <text:span text:style-name="T29">a partir do zero</text:span> para ser <text:span text:style-name="T29">expresso</text:span> na linguagem dos conjuntos. Acontece que esta simples ferramenta é uma forma surpreendentemente poderosa de raciocinar sobre conceitos matemáticos de todos os <text:span text:style-name="T29">tipos</text:span>. Assim, <text:span text:style-name="T80">quase </text:span>tudo o mais neste <text:span text:style-name="T29">curso</text:span> <text:span text:style-name="T29">tem a </text:span>teoria dos conjuntos como fundação.</text:p>
      <text:p text:style-name="P15">Cantor, a propósito, enlouqueceu ao tentar estender a teoria dos conjuntos para abranger totalmente o conceito de infinito. Não deixe que isso aconteça com você.</text:p>
      <text:h text:style-name="P48" text:outline-level="3">A Ideia de Conjunto</text:h>
      <text:p text:style-name="P16">Um conjunto é uma seleção de certas coisas provenientes de um grupo (normalmente maior). Quando falamos de um conjunto, estamos declarando que certos itens específicos desse grupo estão no conjunto, e certos itens não estão no conjunto. Não há tons de cinza: cada elemento ou está dentro ou <text:span text:style-name="T81">está </text:span>fora.</text:p>
      <text:p text:style-name="P17">Por exemplo, talvez o grupo geral que estou considerando <text:span text:style-name="T82">seja </text:span><text:span text:style-name="T30">uma</text:span> família, que consiste de cinco pessoas: <text:span text:style-name="T30">Mamãe</text:span>, <text:span text:style-name="T30">Papai</text:span>, L<text:span text:style-name="T30">uísa</text:span>, <text:span text:style-name="T30">J</text:span>.<text:span text:style-name="T30">P</text:span>., e <text:span text:style-name="T30">Zezinho</text:span>. Poderíamos definir um conjunto – chamemos de <text:span text:style-name="T1">A</text:span> – que contém <text:span text:style-name="T30">Papai</text:span> e L<text:span text:style-name="T30">uísa</text:span>, mas não os outros três. Outro conjunto <text:span text:style-name="T1">B</text:span> poderia ter L<text:span text:style-name="T30">uísa</text:span>, <text:span text:style-name="T30">J</text:span>.<text:span text:style-name="T30">P</text:span>., e <text:span text:style-name="T30">Zezinho</text:span>, mas não os dois pais. O conjunto <text:span text:style-name="T1">C</text:span> poderia ter o pai, e somente o pai, nele. O conjunto <text:span text:style-name="T1">D</text:span> pode ter todos os cinco <text:span text:style-name="T30">da família</text:span>, e o conjunto <text:span text:style-name="T1">E</text:span> pode não ter ninguém <text:span text:style-name="T82">etc</text:span>. Você pode ver que cada conjunto é apenas uma forma de especificar quais elementos estão dentro e quais estão fora.</text:p>
      <text:p text:style-name="P18">Normalmente, um conjunto será baseado em alguma propriedade de seus membros, em vez de ser apenas um sortimento aleatório de elementos. É sobre isso que vale a pena pensar. Por exemplo, o conjunto <text:span text:style-name="T1">P</text:span> ( de “pais”) poderia ser “todos os <text:span text:style-name="T31">da família</text:span> que são pais”: este conjunto conteria <text:span text:style-name="T31">Mamãe</text:span> e <text:span text:style-name="T31">Papai</text:span>, e ninguém mais. O conjunto <text:span text:style-name="T1">F</text:span> (de “feminino”) poderia ser declarado como os membros femininos, e conteria a mãe e a L<text:span text:style-name="T30">uísa</text:span>. O conjunto <text:span text:style-name="T1">H</text:span> ( de "humanos") conteria todos os cinco elementos do grupo. E assim por diante.</text:p>
      <text:p text:style-name="P18">Como acontece com a maior parte da matemática, revela-se útil definir símbolos para estes conceitos, pois assim podemos falar sobre eles de forma mais precisa e concisa. Normalmente, listamos os membros de um conjunto usando chaves, desta forma:</text:p>
      <text:p text:style-name="P22">A<text:span text:style-name="T68"> = { Papai, Luísa }</text:span></text:p>
      <text:p text:style-name="P55"><text:soft-page-break/>ou</text:p>
      <text:p text:style-name="P22">B<text:span text:style-name="T68"> = { Luísa, J.P., Zezinho }</text:span></text:p>
      <text:p text:style-name="P28">Note que não importa a ordem em que você lista os membros. O conjunto <text:span text:style-name="T1">F</text:span> de mulheres contém <text:span text:style-name="T32">M</text:span>amãe e <text:span text:style-name="T72">Luísa</text:span>, mas não é como se a <text:span text:style-name="T32">M</text:span>amãe fosse a “primeira” <text:span text:style-name="T32">mulher</text:span> ou qualquer outra coisa. Isso não faz nenhum sentido. Não há “primeiro”. Os membros de um conjunto são todos membros iguais. Portanto, <text:span text:style-name="T1">P</text:span> é o mesmo se o escrevemos assim:</text:p>
      <text:p text:style-name="P23">P <text:span text:style-name="T68">= { Papai, Mamãe }</text:span></text:p>
      <text:p text:style-name="P56">ou assim:</text:p>
      <text:p text:style-name="P23">P<text:span text:style-name="T68"> = { Mamãe, Papai }.</text:span></text:p>
      <text:p text:style-name="Text_20_body">Essas são apenas duas maneiras diferentes de escrever a mesma coisa.</text:p>
      <text:p text:style-name="P29">O conjunto <text:span text:style-name="T1">E</text:span><text:span text:style-name="T68"> que não possui ninguém nele, pode naturalmente ser escrito assim:</text:span></text:p>
      <text:p text:style-name="P24">E<text:span text:style-name="T68"> = { }</text:span></text:p>
      <text:p text:style-name="P30">mas às vezes usamos este símbolo especial em seu lugar: </text:p>
      <text:p text:style-name="P20"><text:span text:style-name="T4">E</text:span><text:span text:style-name="T73"> = </text:span><text:span text:style-name="T83">∅</text:span><text:span text:style-name="T84">.</text:span></text:p>
      <text:p text:style-name="Text_20_body">Independentemente de como você o escreva, este tipo de conjunto (que não <text:span text:style-name="T33">contém</text:span> elementos) é chamado de <text:span text:style-name="T1">conjunto vazio</text:span>.</text:p>
      <text:p text:style-name="Text_20_body">O conjunto <text:span text:style-name="T1">H</text:span>, acima, continha todos os membros do grupo em consideração. Algumas vezes nos referiremos ao “grupo em consideração” como o “<text:span text:style-name="T1">domínio do discurso</text:span>”, <text:span text:style-name="T85">ou “</text:span><text:span text:style-name="T5">universo do discurso</text:span><text:span text:style-name="T85">”</text:span>. Ele também é um conjunto, e normalmente usamos o símbolo Ω para nos referirmos a ele<text:note text:id="ftn1" text:note-class="footnote"><text:note-citation>1</text:note-citation><text:note-body><text:p text:style-name="P2"><text:span text:style-name="T85">Alguns autores </text:span><text:span text:style-name="T51">adotam</text:span><text:span text:style-name="T85"> o símbolo </text:span><text:span text:style-name="T5">U</text:span><text:span text:style-name="T74">, e o chamam de “</text:span><text:span text:style-name="T5">conjunto universo</text:span><text:span text:style-name="T74">”.</text:span></text:p></text:note-body></text:note>. Portanto, neste caso,</text:p>
      <text:p text:style-name="P21">Ω <text:span text:style-name="T85">= { Mamãe, Zezinho, J.P., Papai, Luísa }.</text:span></text:p>
      <text:p text:style-name="Text_20_body">Outro símbolo que usaremos muito é “∈”, que significa “é um membro de”. Como <text:span text:style-name="T34">Luísa</text:span> é uma mulher, nós podemos escrever:</text:p>
      <text:p text:style-name="P19"><text:span text:style-name="T34">Luísa</text:span> ∈ <text:span text:style-name="T1">F</text:span></text:p>
      <text:p text:style-name="P36">para mostrar que <text:span text:style-name="T85">Luísa</text:span> é membro do conjunto <text:span text:style-name="T1">F</text:span>. Por outro lado, nós escrevemos: <text:span text:style-name="T35">J</text:span>.<text:span text:style-name="T35">P</text:span>. <text:span text:style-name="T53">∉ </text:span><text:span text:style-name="T1">F</text:span> para mostrar que <text:span text:style-name="T35">J</text:span>.<text:span text:style-name="T35">P</text:span>. não é <text:span text:style-name="T86">membro do conjunto </text:span><text:span text:style-name="T6">F</text:span>.</text:p>
      <text:p text:style-name="P36">Como um aparte, mencionei que cada item está ou não está em um conjunto: não há tons de cinza. Curiosamente, os pesquisadores desenvolveram outro corpo de matemática chamado (não estou brincando) “teoria dos conjuntos nebulosos” <text:span text:style-name="T86">(em inglês, </text:span><text:span text:style-name="T6">fuzzy set theory</text:span><text:span text:style-name="T86">)</text:span>. Conjuntos nebulosos mudam esta suposição de membresia: os itens podem de fato estar “parcialmente em” um conjunto. Poder-se-ia declarar, por exemplo, que <text:span text:style-name="T35">Papai</text:span> é “10% feminino”, o que significa que ele está apenas 10% no conjunto <text:span text:style-name="T1">F</text:span>. Isso <text:span text:style-name="T35">talvez não faça</text:span> muito sentido para o gênero, mas você pode imaginar que se definíssemos um conjunto T de “pessoas altas”, tal noção poderia ser útil. Em todo caso, este exemplo ilustra um princípio maior que é importante entender: em matemática, as coisas são como são simplesmente porque decidimos que é útil pensar nelas dessa maneira. Se decidirmos que há uma maneira útil diferente de pensar sobre <text:soft-page-break/>elas, podemos definir novas suposições e proceder de acordo com novas regras. Não faz sentido dizer “os conjuntos são (ou não são) verdadeiramente nebulosos”: porque não há “verdadeiramente”. Toda <text:span text:style-name="T35">matemática</text:span> pro<text:span text:style-name="T35">cede</text:span> d<text:span text:style-name="T35">aquilo</text:span> que os matemáticos decidi<text:span text:style-name="T35">ram</text:span> ser útil definir, e qualquer uma delas pode ser alterada a qualquer momento, se acharmos conveniente.</text:p>
      <text:h text:style-name="P49" text:outline-level="3">Definindo Conjuntos</text:h>
      <text:p text:style-name="P37"><text:span text:style-name="T87">Há duas maneiras de definir um conjunto: </text:span><text:span text:style-name="T7">em extensão</text:span><text:span text:style-name="T77"> </text:span><text:span text:style-name="T75">ou</text:span><text:span text:style-name="T77"> </text:span><text:span text:style-name="T7">em intenção</text:span><text:span text:style-name="T7"><text:note text:id="ftn2" text:note-class="footnote"><text:note-citation>2</text:note-citation><text:note-body><text:p text:style-name="P3">Curiosidade ortográfica: “intenção” com “ç”, significando “desígnio, intento, propósito”. “Intensão”, com “s” é uma palavra totalmente diferente, significando “aumentar a tensão”, ou “tornar intenso”.</text:p></text:note-body></text:note></text:span><text:span text:style-name="T7">. </text:span><text:span text:style-name="T77">Não estou dizendo que existem dois tipos de conjuntos: em vez disso, </text:span><text:span text:style-name="T76">estou </text:span><text:span text:style-name="T77">simplesmente </text:span><text:span text:style-name="T76">dizendo </text:span><text:span text:style-name="T77">que existem duas </text:span><text:span text:style-name="T26">formas</text:span><text:span text:style-name="T77"> de </text:span><text:span text:style-name="T7">especificar</text:span><text:span text:style-name="T77"> um conjunto.</text:span></text:p>
      <text:p text:style-name="P38">Definir um conjunto em extensão é listar seus membros em si. Foi o que fizemos quando dissemos <text:span text:style-name="T1">P</text:span> = { <text:span text:style-name="T36">Pap</text:span>ai, <text:span text:style-name="T36">Mam</text:span>ãe }, acima. Neste caso, não estamos dando nenhum “significado” ao conjunto; estamos apenas especificando mecanicamente o que está nele. Os elementos <text:span text:style-name="T36">Pap</text:span>ai e <text:span text:style-name="T36">Mam</text:span>ãe são chamados de <text:span text:style-name="T1">extensão</text:span> do conjunto <text:span text:style-name="T1">P</text:span>.</text:p>
      <text:p text:style-name="P38">A outra maneira de especificar um conjunto é em intenção, o que significa descrever seu significado. Outra maneira de pensar sobre isto é especificar uma regra pela qual se pode determinar se um determinado elemento está ou não no conjunto. Se eu disser “Seja <text:span text:style-name="T1">P</text:span> o conjunto de todos os progenitores”, eu estou definindo <text:span text:style-name="T1">P</text:span> intencionalmente. Eu não disse explicitamente quais elementos específicos do <text:span text:style-name="T37">domínio do discurso</text:span> estão em <text:span text:style-name="T1">P</text:span>. Eu apenas dei o significado do conjunto, a partir do qual você pode descobrir a extensão. Nós <text:span text:style-name="T37">dizemos que a “progenitura”</text:span> é a <text:span text:style-name="T1">intenção</text:span> de <text:span text:style-name="T1">P</text:span>.</text:p>
      <text:p text:style-name="P38">Observe que dois conjuntos com intenções diferentes podem, no entanto, ter a mesma extensão. Suponha que <text:span text:style-name="T1">O</text:span> seja “o conjunto de todas as pessoas com mais de 25 anos” e <text:span text:style-name="T1">R</text:span> seja “o conjunto de todas as pessoas que usam alianças de casamento”. S<text:span text:style-name="T38">uponha que, sendo</text:span> nosso Ω <text:span text:style-name="T38">a família em questão</text:span>, <text:span text:style-name="T1">O</text:span> e <text:span text:style-name="T1">R</text:span> têm a mesma extensão: <text:span text:style-name="T38">{Mamãe, Papai}</text:span>. <text:span text:style-name="T88">Os conjuntos </text:span><text:span text:style-name="T8">O </text:span><text:span text:style-name="T78">e </text:span><text:span text:style-name="T8">R </text:span>têm intenções diferentes, todavia: conceitualmente falando, eles estão descrevendo coisas diferentes. Pode-se imaginar um mundo em que os mais velhos não usam todos alianças de casamento, ou um mundo em que algumas pessoas mais jovens as usam. Dentro do domínio do discurso da família <text:span text:style-name="T38">em questão</text:span>, no entanto, as extensões acontecem <text:span text:style-name="T88">de </text:span>coincidir.</text:p>
      <text:p text:style-name="P38">Fato: dizemos que dois conjuntos são iguais <text:span text:style-name="T1">se tiverem a mesma extensão</text:span>. Isto pode parecer injusto <text:span text:style-name="T39">com a</text:span> intencionalidade, mas é assim que as coisas são. Portanto, é totalmente legítimo escrever:</text:p>
      <text:p text:style-name="P25">O<text:span text:style-name="T68"> = </text:span>R</text:p>
      <text:p text:style-name="Text_20_body">uma vez que, pela definição de igualdade de conjuntos, eles são, de fato, iguais. No início, achei isso estranho, mas não é realmente mais estranho do que dizer “o número de anos que <text:span text:style-name="T89">durou </text:span>a Guerra Civil <text:span text:style-name="T40">nos EUA</text:span> = <text:span text:style-name="T89">a quantidade de números que tenho que acertar para ganhar a quadra na </text:span><text:span text:style-name="T40">Quina”</text:span>. As coisas do lado esquerdo e direito desse sinal de igual<text:span text:style-name="T89">dade</text:span> se referem conceitualmente a duas coisas muito diferentes, mas isso não impede que ambas tenham o valor 4, e assim sejam iguais.</text:p>
      <text:p text:style-name="Text_20_body"><text:soft-page-break/>A propósito, às vezes usamos a notação de <text:span text:style-name="T40">chaves</text:span> em combinação com um dois pontos para definir intencionalmente um conjunto. Considere isto:</text:p>
      <text:p text:style-name="P26">M<text:span text:style-name="T68"> = { </text:span>k <text:span text:style-name="T68">: </text:span>k<text:span text:style-name="T68"> está entre 1 e 20, e é um múltiplo de 3 }.</text:span></text:p>
      <text:p text:style-name="Text_20_body">Quando você chegar <text:span text:style-name="T41">nos</text:span> dois pontos, pronuncie-o como “tal que”. Então isto diz “<text:span text:style-name="T1">M</text:span> é o conjunto de todos os números <text:span text:style-name="T1">k</text:span> tal que <text:span text:style-name="T1">k</text:span> está entre 1 e 20, e é um múltiplo de 3”. (Não há nada de especial em <text:span text:style-name="T1">k</text:span>, aqui; eu poderia ter escolhido qualquer letra.) Esta é uma definição intencional, já que não listamos os números específicos no conjunto, mas sim uma regra para encontrá-los. Outra maneira de especificar este conjunto seria escrever</text:p>
      <text:p text:style-name="P27">M<text:span text:style-name="T68"> = { 3, 6, 9, 12, 15, 18 }</text:span></text:p>
      <text:p text:style-name="P40">que é uma definição em extensão do mesmo conjunto.</text:p>
      <text:p text:style-name="P39"><text:span text:style-name="T90">Experiência de reflexão interessante: o que acontece se você ampliar a intenção de um conjunto, acrescentando condições a ele? Resposta: aumentar a intenção diminui a extensão. Por exemplo, suponha que </text:span><text:span text:style-name="T9">M</text:span><text:span text:style-name="T90"> seja inicialmente definido como o conjunto de todos os homens (</text:span><text:span text:style-name="T42">da nossa família em questão</text:span><text:span text:style-name="T90">). Agora, suponha que eu decida acrescentar a essa intenção, tornando-a o conjunto de todos os homens </text:span><text:span text:style-name="T42">com mais de 25 anos</text:span><text:span text:style-name="T90">. Ao acrescentar à intenção, reduzi agora a extensão de { </text:span><text:span text:style-name="T42">Pap</text:span><text:span text:style-name="T90">ai, </text:span><text:span text:style-name="T42">J.P.</text:span><text:span text:style-name="T90">, </text:span><text:span text:style-name="T42">Zezinho</text:span><text:span text:style-name="T90"> } para apenas { </text:span><text:span text:style-name="T42">Pap</text:span><text:span text:style-name="T90">ai }. O contrário também é verdade: cortar a intenção, removendo condições, aumenta efetivamente a extensão do conjunto. A mudança de “todos os homens” para apenas “todas as pessoas” inclui a </text:span><text:span text:style-name="T91">Ma</text:span><text:span text:style-name="T90">mãe e L</text:span><text:span text:style-name="T42">uísa</text:span><text:span text:style-name="T90"> na seleção.</text:span></text:p>
      <text:h text:style-name="P50" text:outline-level="3">Conjuntos Finitos e Infinitos</text:h>
      <text:p text:style-name="P59">Os conjuntos podem ter um número infinito de membros. Isso não faz sentido para o <text:span text:style-name="T92">nosso </text:span>exemplo da família, mas para outras coisas faz, é claro, como por exemplo:</text:p>
      <text:p text:style-name="P61"><text:span text:style-name="T1">I</text:span> = { <text:span text:style-name="T1">k</text:span> : <text:span text:style-name="T1">k</text:span> é <text:span text:style-name="T43">um</text:span> m<text:span text:style-name="T43">ú</text:span>ltipl<text:span text:style-name="T43">o</text:span> <text:span text:style-name="T43">de</text:span> 3 }.</text:p>
      <text:p text:style-name="Text_20_body">Obviamente, existem infinitos múltiplos de 3, e por isso <text:span text:style-name="T1">I</text:span> tem um número ilimitado de membros. Não surpreendentemente, chamamos <text:span text:style-name="T1">I</text:span> de um conjunto infinito. Mais surpreendentemente, acontece que existem diferentes tamanhos de conjuntos infinitos e, portanto, diferentes tipos de infinito. Por exemplo, ainda que existam infinitos números inteiros, e também infinitos números reais, existem no entanto mais números reais do que números inteiros. Isto é o que levou Cantor à loucura, <text:span text:style-name="T44">falaremos mais sobre isso posteriormente, quando tratarmos de cardinalidade de conjuntos</text:span>. Por enquanto, basta perceber que cada conjunto ou é finito ou é infinito.</text:p>
      <text:p text:style-name="Text_20_body">Você pode pensar, a propósito, que não há como definir um conjunto infinito em extensão, uma vez que isso exigiria papel infinito. Isto não é verdade, no entanto, se usarmos <text:span text:style-name="T45">reticências</text:span> de forma criativa:</text:p>
      <text:p text:style-name="P19"><text:span text:style-name="T1">I</text:span> = { 3, 6, 9, 12, 15, <text:span text:style-name="T96">…</text:span> }</text:p>
      <text:p text:style-name="P62">Esta é uma definição em extensão de <text:span text:style-name="T1">I</text:span>, já que estamos listando explicitamente todos os membros. Poderia ser argumentado, no entanto, que é na verdade intencional, uma vez que a interpretação de “<text:span text:style-name="T96">…”</text:span> exige que o leitor descubra a regra e a aplique mentalmente a todos os números restantes. Talvez na realidade estejamos dando uma <text:soft-page-break/>definição intencional, camuflada em uma lista de membros com aparência de extensão. Estou em cima do muro aqui.</text:p>
      <text:h text:style-name="P51" text:outline-level="3">Conjuntos não são Vetores (Arrays)</text:h>
      <text:p text:style-name="P6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ejaVu Serif" svg:font-family="'DejaVu Serif'" style:font-adornments="Livro" style:font-family-generic="roman"/>
    <style:font-face style:name="DejaVu Sans3" svg:font-family="'DejaVu Sans'" style:font-adornments="Livro" style:font-family-generic="swiss"/>
    <style:font-face style:name="Noto Sans Devanagari2" svg:font-family="'Noto Sans Devanagari'" style:font-family-generic="swiss"/>
    <style:font-face style:name="DejaVu Sans2" svg:font-family="'DejaVu Sans'" style:font-family-generic="roman" style:font-pitch="variable"/>
    <style:font-face style:name="DejaVu Serif2" svg:font-family="'DejaVu Serif'" style:font-family-generic="roman" style:font-pitch="variable"/>
    <style:font-face style:name="DejaVu Serif1" svg:font-family="'DejaVu Serif'" style:font-adornments="Livr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DejaVu Sans" svg:font-family="'DejaVu Sans'" style:font-adornments="Livro" style:font-family-generic="swiss" style:font-pitch="variable"/>
    <style:font-face style:name="DejaVu Sans1" svg:font-family="'DejaVu Sans'" style:font-adornments="Negrito" style:font-family-generic="swiss" style:font-pitch="variable"/>
    <style:font-face style:name="Arimo" svg:font-family="Arimo" style:font-family-generic="system" style:font-pitch="variable"/>
    <style:font-face style:name="DejaVu Sans4" svg:font-family="'DejaVu Sans'"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Livro" style:font-family-generic="roman"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style-name="Livro"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5%" fo:text-align="justify" style:justify-single-word="false" fo:hyphenation-ladder-count="no-limit" style:page-number="auto"/>
      <style:text-properties style:font-name="DejaVu Serif1" fo:font-family="'DejaVu Serif'" style:font-style-name="Livro" style:font-family-generic="roman" style:font-pitch="variable" fo:font-size="11pt" fo:hyphenate="true" fo:hyphenation-remain-char-count="2" fo:hyphenation-push-char-count="2" loext:hyphenation-no-caps="false"/>
    </style:style>
    <style:style style:name="List" style:family="paragraph" style:parent-style-name="Text_20_body" style:class="list">
      <style:text-properties style:font-size-asian="12pt" style:font-name-complex="Noto Sans Devanagari2"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2"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2"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style:font-name="DejaVu Sans1" fo:font-family="'DejaVu Sans'" style:font-style-name="Negrito" style:font-family-generic="swiss" style:font-pitch="variable" fo:font-size="26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DejaVu Sans" fo:font-family="'DejaVu Sans'" style:font-style-name="Livro" style:font-family-generic="swiss" style:font-pitch="variable" fo:font-size="16pt" style:font-size-asian="18pt" style:font-size-complex="18pt"/>
    </style:style>
    <style:style style:name="Padrão"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mo" style:font-family-asian="Arimo" style:font-family-generic-asian="system" style:font-pitch-asian="variable" style:font-size-asian="18pt" style:font-style-asian="normal" style:font-weight-asian="normal" style:font-name-complex="DejaVu Sans4" style:font-family-complex="'DejaVu Sans'" style:font-family-generic-complex="system" style:font-pitch-complex="variable" style:font-size-complex="12pt" style:text-emphasize="none"/>
    </style:style>
    <style:style style:name="Objeto_20_sem_20_preenchimento" style:display-name="Objeto sem preenchimento"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em_20_preenchimento_20_nem_20_linha" style:display-name="Objeto sem preenchimento nem linha"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ítulo_20_do_20_documento_20_A4" style:display-name="Título do documento A4" style:family="paragraph" style:parent-style-name="A4" style:default-outline-level="">
      <style:text-properties style:font-name="Noto Sans" fo:font-family="'Noto Sans'" style:font-family-generic="roman" style:font-pitch="variable" fo:font-size="44pt" style:font-size-asian="44pt"/>
    </style:style>
    <style:style style:name="Título_20_A4" style:display-name="Título A4" style:family="paragraph" style:parent-style-name="A4" style:default-outline-level="">
      <style:text-properties style:font-name="Noto Sans" fo:font-family="'Noto Sans'" style:font-family-generic="roman" style:font-pitch="variable" fo:font-size="24pt" style:font-size-asian="24pt"/>
    </style:style>
    <style:style style:name="Texto_20_A4" style:display-name="Texto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ítulo_20_do_20_documento_20_A0" style:display-name="Título do documento A0" style:family="paragraph" style:parent-style-name="A4" style:default-outline-level="">
      <style:text-properties style:font-name="Noto Sans" fo:font-family="'Noto Sans'" style:font-family-generic="roman" style:font-pitch="variable" fo:font-size="96pt" style:font-size-asian="96pt"/>
    </style:style>
    <style:style style:name="Título_20_A0" style:display-name="Título A0" style:family="paragraph" style:parent-style-name="A4" style:default-outline-level="">
      <style:text-properties style:font-name="Noto Sans" fo:font-family="'Noto Sans'" style:font-family-generic="roman" style:font-pitch="variable" fo:font-size="72pt" style:font-size-asian="72pt"/>
    </style:style>
    <style:style style:name="Texto_20_A0" style:display-name="Texto A0" style:family="paragraph" style:parent-style-name="A4" style:default-outline-level="">
      <style:text-properties style:font-name="Noto Sans" fo:font-family="'Noto Sans'" style:font-family-generic="roman" style:font-pitch="variable" fo:font-size="18pt" style:font-size-asian="18pt"/>
    </style:style>
    <style:style style:name="Formas" style:family="paragraph" style:parent-style-name="Figure" style:default-outline-level="">
      <style:text-properties style:font-name="Liberation Sans" fo:font-family="'Liberation Sans'" style:font-family-generic="roman" style:font-pitch="variable" fo:font-size="14pt" fo:font-weight="bold" style:font-size-asian="14pt" style:font-weight-asian="bold"/>
    </style:style>
    <style:style style:name="Figure" style:family="paragraph" style:parent-style-name="Caption" style:class="extra"/>
    <style:style style:name="Preenchido" style:family="paragraph" style:parent-style-name="Formas" style:default-outline-level="">
      <style:text-properties style:font-name="Liberation Sans" fo:font-family="'Liberation Sans'" style:font-family-generic="roman" style:font-pitch="variable" fo:font-size="14pt" fo:font-weight="bold" style:font-size-asian="14pt" style:font-weight-asian="bold"/>
    </style:style>
    <style:style style:name="Preenchido_20_azul" style:display-name="Preenchido azul"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reenchido_20_verde" style:display-name="Preenchido verde"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reenchido_20_vermelho" style:display-name="Preenchido vermelho"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reenchido_20_amarelo" style:display-name="Preenchido amarelo"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Contorno" style:family="paragraph" style:parent-style-name="Formas" style:default-outline-level="">
      <style:text-properties style:font-name="Liberation Sans" fo:font-family="'Liberation Sans'" style:font-family-generic="roman" style:font-pitch="variable" fo:font-size="14pt" fo:font-weight="bold" style:font-size-asian="14pt" style:font-weight-asian="bold"/>
    </style:style>
    <style:style style:name="Contorno_20_azul" style:display-name="Contorno azul" style:family="paragraph" style:parent-style-name="Contorno" style:default-outline-level="">
      <style:text-properties fo:color="#355269" style:font-name="Liberation Sans" fo:font-family="'Liberation Sans'" style:font-family-generic="roman" style:font-pitch="variable" fo:font-size="14pt" fo:font-weight="bold" style:font-size-asian="14pt" style:font-weight-asian="bold"/>
    </style:style>
    <style:style style:name="Contorno_20_verde" style:display-name="Contorno verde" style:family="paragraph" style:parent-style-name="Contorno" style:default-outline-level="">
      <style:text-properties fo:color="#127622" style:font-name="Liberation Sans" fo:font-family="'Liberation Sans'" style:font-family-generic="roman" style:font-pitch="variable" fo:font-size="14pt" fo:font-weight="bold" style:font-size-asian="14pt" style:font-weight-asian="bold"/>
    </style:style>
    <style:style style:name="Contorno_20_vermelho" style:display-name="Contorno vermelho" style:family="paragraph" style:parent-style-name="Contorno" style:default-outline-level="">
      <style:text-properties fo:color="#c9211e" style:font-name="Liberation Sans" fo:font-family="'Liberation Sans'" style:font-family-generic="roman" style:font-pitch="variable" fo:font-size="14pt" fo:font-weight="bold" style:font-size-asian="14pt" style:font-weight-asian="bold"/>
    </style:style>
    <style:style style:name="Contorno_20_amarelo" style:display-name="Contorno amarelo" style:family="paragraph" style:parent-style-name="Contorno" style:default-outline-level="">
      <style:text-properties fo:color="#b47804" style:font-name="Liberation Sans" fo:font-family="'Liberation Sans'" style:font-family-generic="roman" style:font-pitch="variable" fo:font-size="14pt" fo:font-weight="bold" style:font-size-asian="14pt" style:font-weight-asian="bold"/>
    </style:style>
    <style:style style:name="Linhas" style:family="paragraph" style:parent-style-name="Figure" style:default-outline-level="">
      <style:text-properties style:font-name="Liberation Sans" fo:font-family="'Liberation Sans'" style:font-family-generic="roman" style:font-pitch="variable" fo:font-size="18pt" style:font-size-asian="18pt"/>
    </style:style>
    <style:style style:name="Linhas_20_com_20_setas" style:display-name="Linhas com setas" style:family="paragraph" style:parent-style-name="Linhas" style:default-outline-level="">
      <style:text-properties style:font-name="Liberation Sans" fo:font-family="'Liberation Sans'" style:font-family-generic="roman" style:font-pitch="variable" fo:font-size="18pt" style:font-size-asian="18pt"/>
    </style:style>
    <style:style style:name="Linhas_20_tracejadas" style:display-name="Linhas tracejadas" style:family="paragraph" style:parent-style-name="Linhas" style:default-outline-level="">
      <style:text-properties style:font-name="Liberation Sans" fo:font-family="'Liberation Sans'" style:font-family-generic="roman" style:font-pitch="variable" fo:font-size="18pt" style:font-size-asian="18pt"/>
    </style:style>
    <style:style style:name="Impress_7e_LT_7e_Gliederung_20_1" style:display-name="Impress~LT~Gliederung 1" style:family="paragraph" style:default-outline-level="">
      <style:paragraph-properties fo:margin-top="0cm" fo:margin-bottom="0.455cm" loext:contextual-spacing="false"/>
      <style:text-properties fo:color="#333333" style:text-outline="false" style:text-line-through-style="none" style:text-line-through-type="none" style:font-name="DejaVu Sans2" fo:font-family="'DejaVu Sans'" style:font-family-generic="roman" style:font-pitch="variable" fo:font-size="24pt" fo:font-style="normal" fo:text-shadow="none" style:text-underline-style="none" fo:font-weight="normal" style:letter-kerning="true" style:font-name-asian="Arimo" style:font-family-asian="Arimo" style:font-family-generic-asian="system" style:font-pitch-asian="variable" style:font-size-asian="24pt" style:font-style-asian="normal" style:font-weight-asian="normal" style:font-name-complex="DejaVu Sans4" style:font-family-complex="'DejaVu Sans'" style:font-family-generic-complex="system" style:font-pitch-complex="variable" style:font-size-complex="12pt" style:text-emphasize="none"/>
    </style:style>
    <style:style style:name="Impress_7e_LT_7e_Gliederung_20_2" style:display-name="Impress~LT~Gliederung 2" style:family="paragraph" style:parent-style-name="Impress_7e_LT_7e_Gliederung_20_1" style:default-outline-level="">
      <style:paragraph-properties fo:margin-top="0cm" fo:margin-bottom="0.397cm" loext:contextual-spacing="false"/>
      <style:text-properties fo:color="#333333" style:text-outline="false" style:text-line-through-style="none" style:text-line-through-type="none" style:font-name="DejaVu Sans2"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3" style:display-name="Impress~LT~Gliederung 3" style:family="paragraph" style:parent-style-name="Impress_7e_LT_7e_Gliederung_20_2" style:default-outline-level="">
      <style:paragraph-properties fo:margin-top="0cm" fo:margin-bottom="0.2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4" style:display-name="Impress~LT~Gliederung 4" style:family="paragraph" style:parent-style-name="Impress_7e_LT_7e_Gliederung_20_3" style:default-outline-level="">
      <style:paragraph-properties fo:margin-top="0cm" fo:margin-bottom="0.1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5" style:display-name="Impress~LT~Gliederung 5" style:family="paragraph" style:parent-style-name="Impress_7e_LT_7e_Gliederung_20_4"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6" style:display-name="Impress~LT~Gliederung 6" style:family="paragraph" style:parent-style-name="Impress_7e_LT_7e_Gliederung_20_5"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7" style:display-name="Impress~LT~Gliederung 7" style:family="paragraph" style:parent-style-name="Impress_7e_LT_7e_Gliederung_20_6"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8" style:display-name="Impress~LT~Gliederung 8" style:family="paragraph" style:parent-style-name="Impress_7e_LT_7e_Gliederung_20_7"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Impress_7e_LT_7e_Gliederung_20_9" style:display-name="Impress~LT~Gliederung 9" style:family="paragraph" style:parent-style-name="Impress_7e_LT_7e_Gliederung_20_8"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Impress_7e_LT_7e_Titel" style:display-name="Impress~LT~Titel" style:family="paragraph" style:default-outline-level="">
      <style:paragraph-properties fo:text-align="start" style:justify-single-word="false"/>
      <style:text-properties fo:color="#333333" style:text-outline="false" style:text-line-through-style="none" style:text-line-through-type="none" style:font-name="DejaVu Sans2" fo:font-family="'DejaVu Sans'" style:font-family-generic="roman" style:font-pitch="variable" fo:font-size="48pt" fo:font-style="normal" fo:text-shadow="none" style:text-underline-style="none" fo:font-weight="bold" style:letter-kerning="true" style:font-name-asian="Arimo" style:font-family-asian="Arimo" style:font-family-generic-asian="system" style:font-pitch-asian="variable" style:font-size-asian="48pt" style:font-style-asian="normal" style:font-weight-asian="bold" style:font-name-complex="DejaVu Sans4" style:font-family-complex="'DejaVu Sans'" style:font-family-generic-complex="system" style:font-pitch-complex="variable" style:font-size-complex="12pt" style:text-emphasize="none"/>
    </style:style>
    <style:style style:name="Impress_7e_LT_7e_Untertitel" style:display-name="Impress~LT~Untertitel" style:family="paragraph" style:default-outline-level="">
      <style:paragraph-properties fo:text-align="center" style:justify-single-word="false"/>
      <style:text-properties style:use-window-font-color="true" style:text-outline="false" style:text-line-through-style="none" style:text-line-through-type="none" style:font-name="DejaVu Sans2" fo:font-family="'DejaVu Sans'"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DejaVu Sans4" style:font-family-complex="'DejaVu Sans'" style:font-family-generic-complex="system" style:font-pitch-complex="variable" style:font-size-complex="12pt" style:text-emphasize="none"/>
    </style:style>
    <style:style style:name="Impress_7e_LT_7e_Notizen" style:display-name="Impress~LT~Notizen"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4" style:font-family-complex="'DejaVu Sans'" style:font-family-generic-complex="system" style:font-pitch-complex="variable" style:font-size-complex="12pt" style:text-emphasize="none"/>
    </style:style>
    <style:style style:name="Impress_7e_LT_7e_Hintergrundobjekte" style:display-name="Impress~LT~Hintergrundobjekte" style:family="paragraph" style:default-outline-level="">
      <style:text-properties style:font-name="DejaVu Sans2"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4" style:font-family-complex="'DejaVu Sans'" style:font-family-generic-complex="system" style:font-pitch-complex="variable" style:font-size-complex="12pt"/>
    </style:style>
    <style:style style:name="Impress_7e_LT_7e_Hintergrund" style:display-name="Impress~LT~Hintergrund"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4" style:font-family-complex="'DejaVu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name-asian="Arimo" style:font-family-asian="Arimo" style:font-family-generic-asian="system" style:font-pitch-asian="variable" style:font-size-asian="18pt" style:font-name-complex="DejaVu Sans4" style:font-family-complex="'DejaVu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bjetos_20_do_20_plano_20_de_20_fundo" style:display-name="Objetos do plano de fundo" style:family="paragraph" style:default-outline-level="">
      <style:text-properties style:font-name="DejaVu Sans2"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4" style:font-family-complex="'DejaVu Sans'" style:font-family-generic-complex="system" style:font-pitch-complex="variable" style:font-size-complex="12pt"/>
    </style:style>
    <style:style style:name="Plano_20_de_20_fundo" style:display-name="Plano de fundo"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4" style:font-family-complex="'DejaVu Sans'" style:font-family-generic-complex="system" style:font-pitch-complex="variable" style:font-size-complex="12pt"/>
    </style:style>
    <style:style style:name="Notas"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4" style:font-family-complex="'DejaVu Sans'" style:font-family-generic-complex="system" style:font-pitch-complex="variable" style:font-size-complex="12pt" style:text-emphasize="none"/>
    </style:style>
    <style:style style:name="Estrutura_20_de_20_tópicos_20_1" style:display-name="Estrutura de tópicos 1" style:family="paragraph" style:default-outline-level="">
      <style:paragraph-properties fo:margin-top="0cm" fo:margin-bottom="0.455cm" loext:contextual-spacing="false"/>
      <style:text-properties fo:color="#333333" style:text-outline="false" style:text-line-through-style="none" style:text-line-through-type="none" style:font-name="DejaVu Sans2" fo:font-family="'DejaVu Sans'" style:font-family-generic="roman" style:font-pitch="variable" fo:font-size="24pt" fo:font-style="normal" fo:text-shadow="none" style:text-underline-style="none" fo:font-weight="normal" style:letter-kerning="true" style:font-name-asian="Arimo" style:font-family-asian="Arimo" style:font-family-generic-asian="system" style:font-pitch-asian="variable" style:font-size-asian="24pt" style:font-style-asian="normal" style:font-weight-asian="normal" style:font-name-complex="DejaVu Sans4" style:font-family-complex="'DejaVu Sans'" style:font-family-generic-complex="system" style:font-pitch-complex="variable" style:font-size-complex="12pt" style:text-emphasize="none"/>
    </style:style>
    <style:style style:name="Estrutura_20_de_20_tópicos_20_2" style:display-name="Estrutura de tópicos 2" style:family="paragraph" style:parent-style-name="Estrutura_20_de_20_tópicos_20_1" style:default-outline-level="">
      <style:paragraph-properties fo:margin-top="0cm" fo:margin-bottom="0.397cm" loext:contextual-spacing="false"/>
      <style:text-properties fo:color="#333333" style:text-outline="false" style:text-line-through-style="none" style:text-line-through-type="none" style:font-name="DejaVu Sans2"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3" style:display-name="Estrutura de tópicos 3" style:family="paragraph" style:parent-style-name="Estrutura_20_de_20_tópicos_20_2" style:default-outline-level="">
      <style:paragraph-properties fo:margin-top="0cm" fo:margin-bottom="0.2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4" style:display-name="Estrutura de tópicos 4" style:family="paragraph" style:parent-style-name="Estrutura_20_de_20_tópicos_20_3" style:default-outline-level="">
      <style:paragraph-properties fo:margin-top="0cm" fo:margin-bottom="0.1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5" style:display-name="Estrutura de tópicos 5" style:family="paragraph" style:parent-style-name="Estrutura_20_de_20_tópicos_20_4"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6" style:display-name="Estrutura de tópicos 6" style:family="paragraph" style:parent-style-name="Estrutura_20_de_20_tópicos_20_5"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7" style:display-name="Estrutura de tópicos 7" style:family="paragraph" style:parent-style-name="Estrutura_20_de_20_tópicos_20_6"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8" style:display-name="Estrutura de tópicos 8" style:family="paragraph" style:parent-style-name="Estrutura_20_de_20_tópicos_20_7"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Estrutura_20_de_20_tópicos_20_9" style:display-name="Estrutura de tópicos 9" style:family="paragraph" style:parent-style-name="Estrutura_20_de_20_tópicos_20_8"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objectwitharrow"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bodyjustfied" style:family="paragraph" style:parent-style-name="Padrão" style:default-outline-level="">
      <style:paragraph-properties fo:margin-top="0cm" fo:margin-bottom="0cm" loext:contextual-spacing="false" style:line-height-at-least="0.353cm" fo:text-align="start" style:justify-single-word="false"/>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Padrão" style:default-outline-level="">
      <style:paragraph-properties fo:margin-left="0cm" fo:margin-right="0cm" fo:margin-top="0cm" fo:margin-bottom="0cm" loext:contextual-spacing="false" style:line-height-at-least="0.353cm" fo:text-indent="0.6cm" style:auto-text-indent="false"/>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text-emphasize="none"/>
    </style:style>
    <style:style style:name="title1" style:family="paragraph" style:parent-style-name="Padrão" style:default-outline-level="">
      <style:paragraph-properties fo:margin-top="0cm" fo:margin-bottom="0cm" loext:contextual-spacing="false" style:line-height-at-least="0.353cm" fo:text-align="center" style:justify-single-word="false"/>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 style:family="paragraph" style:parent-style-name="Padrão"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headline" style:family="paragraph" style:parent-style-name="Padrã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line1" style:family="paragraph" style:parent-style-name="Padrã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bold" style:letter-kerning="true" style:font-size-asian="18pt" style:font-style-asian="normal" style:font-weight-asian="bold" style:text-emphasize="none"/>
    </style:style>
    <style:style style:name="headline2" style:family="paragraph" style:parent-style-name="Padrã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4pt" fo:font-style="italic" fo:text-shadow="none" style:text-underline-style="none" fo:font-weight="bold" style:letter-kerning="true" style:font-size-asian="14pt" style:font-style-asian="italic" style:font-weight-asian="bold" style:text-emphasize="none"/>
    </style:style>
    <style:style style:name="measure"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Link_20_da_20_internet_20_visitado" style:display-name="Link da internet visitado" style:family="paragraph" style:default-outline-level="">
      <style:text-properties fo:color="#800000" style:font-name="Liberation Sans" fo:font-family="'Liberation Sans'" style:font-family-generic="roman" style:font-pitch="variable" fo:font-size="12pt" style:text-underline-style="solid" style:text-underline-width="auto" style:text-underline-color="font-color" style:font-name-asian="Arimo" style:font-family-asian="Arimo" style:font-family-generic-asian="system" style:font-pitch-asian="variable" style:font-size-asian="12pt" style:font-name-complex="DejaVu Sans4" style:font-family-complex="'DejaVu Sans'" style:font-family-generic-complex="system" style:font-pitch-complex="variable" style:font-size-complex="12pt"/>
    </style:style>
    <style:style style:name="Link_20_da_20_Internet" style:display-name="Link da Internet" style:family="paragraph" style:default-outline-level="">
      <style:text-properties fo:color="#000080" style:font-name="Liberation Sans" fo:font-family="'Liberation Sans'" style:font-family-generic="roman" style:font-pitch="variable" fo:font-size="12pt" style:text-underline-style="solid" style:text-underline-width="auto" style:text-underline-color="font-color" style:font-name-asian="Arimo" style:font-family-asian="Arimo" style:font-family-generic-asian="system" style:font-pitch-asian="variable" style:font-size-asian="12pt" style:font-name-complex="DejaVu Sans4" style:font-family-complex="'DejaVu Sans'" style:font-family-generic-complex="system" style:font-pitch-complex="variable" style:font-size-complex="12pt"/>
    </style:style>
    <style:style style:name="Impress1_7e_LT_7e_Gliederung_20_1" style:display-name="Impress1~LT~Gliederung 1" style:family="paragraph" style:default-outline-level="">
      <style:paragraph-properties fo:margin-top="0cm" fo:margin-bottom="0.319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4" style:font-family-complex="'DejaVu Sans'" style:font-family-generic-complex="system" style:font-pitch-complex="variable" style:font-size-complex="12pt" style:text-emphasize="none"/>
    </style:style>
    <style:style style:name="Impress1_7e_LT_7e_Gliederung_20_2" style:display-name="Impress1~LT~Gliederung 2" style:family="paragraph" style:parent-style-name="Impress1_7e_LT_7e_Gliederung_20_1" style:default-outline-level="">
      <style:paragraph-properties fo:margin-top="0cm" fo:margin-bottom="0.3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3" style:display-name="Impress1~LT~Gliederung 3" style:family="paragraph" style:parent-style-name="Impress1_7e_LT_7e_Gliederung_20_2" style:default-outline-level="">
      <style:paragraph-properties fo:margin-top="0cm" fo:margin-bottom="0.222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4" style:display-name="Impress1~LT~Gliederung 4" style:family="paragraph" style:parent-style-name="Impress1_7e_LT_7e_Gliederung_20_3" style:default-outline-level="">
      <style:paragraph-properties fo:margin-top="0cm" fo:margin-bottom="0.148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5" style:display-name="Impress1~LT~Gliederung 5" style:family="paragraph" style:parent-style-name="Impress1_7e_LT_7e_Gliederung_20_4" style:default-outline-level="">
      <style:paragraph-properties fo:margin-top="0cm" fo:margin-bottom="0.074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6" style:display-name="Impress1~LT~Gliederung 6" style:family="paragraph" style:parent-style-name="Impress1_7e_LT_7e_Gliederung_20_5" style:default-outline-level="">
      <style:paragraph-properties fo:margin-top="0cm" fo:margin-bottom="0.074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7" style:display-name="Impress1~LT~Gliederung 7" style:family="paragraph" style:parent-style-name="Impress1_7e_LT_7e_Gliederung_20_6" style:default-outline-level="">
      <style:paragraph-properties fo:margin-top="0cm" fo:margin-bottom="0.074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8" style:display-name="Impress1~LT~Gliederung 8" style:family="paragraph" style:parent-style-name="Impress1_7e_LT_7e_Gliederung_20_7" style:default-outline-level="">
      <style:paragraph-properties fo:margin-top="0cm" fo:margin-bottom="0.072cm" loext:contextual-spacing="false"/>
      <style:text-properties fo:color="#333333" style:text-outline="false" style:text-line-through-style="none" style:text-line-through-type="none" style:font-name="DejaVu Sans2"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Gliederung_20_9" style:display-name="Impress1~LT~Gliederung 9" style:family="paragraph" style:parent-style-name="Impress1_7e_LT_7e_Gliederung_20_8" style:default-outline-level="">
      <style:paragraph-properties fo:margin-top="0cm" fo:margin-bottom="0.072cm" loext:contextual-spacing="false"/>
      <style:text-properties fo:color="#333333" style:text-outline="false" style:text-line-through-style="none" style:text-line-through-type="none" style:font-name="DejaVu Sans2"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Titel" style:display-name="Impress1~LT~Titel" style:family="paragraph" style:default-outline-level="">
      <style:paragraph-properties fo:text-align="start" style:justify-single-word="false"/>
      <style:text-properties fo:color="#333333" style:text-outline="false" style:text-line-through-style="none" style:text-line-through-type="none" style:font-name="DejaVu Sans2" fo:font-family="'DejaVu Sans'" style:font-family-generic="roman" style:font-pitch="variable" fo:font-size="44pt" fo:font-style="normal" fo:text-shadow="none" style:text-underline-style="none" fo:font-weight="bold" style:letter-kerning="true" style:font-name-asian="Arimo" style:font-family-asian="Arimo" style:font-family-generic-asian="system" style:font-pitch-asian="variable" style:font-size-asian="44pt" style:font-style-asian="normal" style:font-weight-asian="bold" style:font-name-complex="DejaVu Sans4" style:font-family-complex="'DejaVu Sans'" style:font-family-generic-complex="system" style:font-pitch-complex="variable" style:font-size-complex="12pt" style:text-emphasize="none"/>
    </style:style>
    <style:style style:name="Impress1_7e_LT_7e_Untertitel" style:display-name="Impress1~LT~Unter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DejaVu Sans4" style:font-family-complex="'DejaVu Sans'" style:font-family-generic-complex="system" style:font-pitch-complex="variable" style:font-size-complex="12pt" style:text-emphasize="none"/>
    </style:style>
    <style:style style:name="Impress1_7e_LT_7e_Notizen" style:display-name="Impress1~LT~Notizen"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DejaVu Sans2" fo:font-family="'DejaVu Sans'" style:font-family-generic="roman" style:font-pitch="variable" fo:font-size="20pt" fo:font-style="normal" fo:text-shadow="none" style:text-underline-style="none" fo:font-weight="normal" style:letter-kerning="true" style:font-name-asian="Arimo" style:font-family-asian="Arimo" style:font-family-generic-asian="system" style:font-pitch-asian="variable" style:font-size-asian="20pt" style:font-style-asian="normal" style:font-weight-asian="normal" style:font-name-complex="DejaVu Sans4" style:font-family-complex="'DejaVu Sans'" style:font-family-generic-complex="system" style:font-pitch-complex="variable" style:font-size-complex="12pt" style:text-emphasize="none"/>
    </style:style>
    <style:style style:name="Impress1_7e_LT_7e_Hintergrundobjekte" style:display-name="Impress1~LT~Hintergrundobjekte" style:family="paragraph" style:default-outline-level="">
      <style:text-properties style:font-name="DejaVu Sans2"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4" style:font-family-complex="'DejaVu Sans'" style:font-family-generic-complex="system" style:font-pitch-complex="variable" style:font-size-complex="12pt"/>
    </style:style>
    <style:style style:name="Impress1_7e_LT_7e_Hintergrund" style:display-name="Impress1~LT~Hintergrund"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4" style:font-family-complex="'DejaVu Sans'" style:font-family-generic-complex="system" style:font-pitch-complex="variable" style:font-size-complex="12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DejaVu Sans1" fo:font-family="'DejaVu Sans'" style:font-style-name="Negrito" style:font-family-generic="swiss" style:font-pitch="variable" fo:font-size="125%"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DejaVu Serif1" fo:font-family="'DejaVu Serif'" style:font-style-name="Livro" style:font-family-generic="roman" style:font-pitch="variable" fo:font-size="9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master-page-name="">
      <style:paragraph-properties fo:hyphenation-ladder-count="no-limit" style:page-number="auto" text:number-lines="false" text:line-number="0"/>
      <style:text-properties fo:hyphenate="true" fo:hyphenation-remain-char-count="2" fo:hyphenation-push-char-count="2" loext:hyphenation-no-caps="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master-page-name="">
      <style:paragraph-properties fo:margin-left="0.598cm" fo:margin-right="0cm" fo:text-align="justify" style:justify-single-word="false" fo:hyphenation-ladder-count="no-limit" fo:text-indent="-0.598cm" style:auto-text-indent="false" style:page-number="auto" text:number-lines="false" text:line-number="0"/>
      <style:text-properties fo:font-size="10pt" style:font-size-asian="10pt" style:font-size-complex="10pt" fo:hyphenate="true" fo:hyphenation-remain-char-count="2" fo:hyphenation-push-char-count="2" loext:hyphenation-no-caps="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06586f" officeooo:paragraph-rsid="0006586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Matemática Discreta para Computação – Prof Sergio Queiroz – Módulo I</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15T08:46:00.544689402</meta:creation-date>
    <dc:date>2021-01-18T12:03:05.555617474</dc:date>
    <meta:editing-duration>PT7H9M40S</meta:editing-duration>
    <meta:editing-cycles>53</meta:editing-cycles>
    <meta:generator>LibreOffice/6.4.6.2$Linux_X86_64 LibreOffice_project/40$Build-2</meta:generator>
    <meta:document-statistic meta:table-count="2" meta:image-count="0" meta:object-count="0" meta:page-count="10" meta:paragraph-count="120" meta:word-count="3986" meta:character-count="23464" meta:non-whitespace-character-count="19602"/>
  </office:meta>
</office:document-meta>
</file>